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adea" svg:font-family="Caladea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ource Code Pro" svg:font-family="'Source Code Pro'" style:font-pitch="fixed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line-height="100%" fo:text-align="center" style:justify-single-word="false"/>
      <style:text-properties fo:font-size="14pt" officeooo:paragraph-rsid="00125296" style:font-size-asian="14pt" style:font-size-complex="14pt"/>
    </style:style>
    <style:style style:name="P2" style:family="paragraph" style:parent-style-name="Standard">
      <style:paragraph-properties fo:margin-left="0cm" fo:text-align="center" style:justify-single-word="false"/>
      <style:text-properties fo:font-size="14pt" officeooo:paragraph-rsid="00125296" style:font-size-asian="14pt" style:font-size-complex="14pt"/>
    </style:style>
    <style:style style:name="P3" style:family="paragraph" style:parent-style-name="Standard">
      <style:paragraph-properties fo:margin-left="0cm" fo:line-height="100%"/>
      <style:text-properties fo:font-size="14pt" officeooo:paragraph-rsid="00125296" style:font-size-asian="14pt" style:font-size-complex="14pt"/>
    </style:style>
    <style:style style:name="P4" style:family="paragraph" style:parent-style-name="Standard" style:master-page-name="">
      <loext:graphic-properties draw:fill="none"/>
      <style:paragraph-properties fo:margin-left="0cm" fo:margin-right="-0.6cm" fo:line-height="100%" fo:text-align="justify" style:justify-single-word="false" fo:text-indent="0cm" style:auto-text-indent="false" style:page-number="auto" fo:background-color="transparent"/>
      <style:text-properties fo:font-size="14pt" officeooo:paragraph-rsid="00125296" style:font-size-asian="14pt" style:font-size-complex="14pt"/>
    </style:style>
    <style:style style:name="P5" style:family="paragraph" style:parent-style-name="Standard">
      <style:paragraph-properties fo:margin-left="0cm" fo:line-height="100%"/>
      <style:text-properties style:font-name="Caladea" fo:font-size="14pt" officeooo:paragraph-rsid="00125296" style:font-size-asian="14pt" style:font-size-complex="14pt"/>
    </style:style>
    <style:style style:name="P6" style:family="paragraph" style:parent-style-name="Standard">
      <style:paragraph-properties fo:margin-left="0cm" fo:line-height="100%" fo:text-align="center" style:justify-single-word="false"/>
      <style:text-properties style:font-name="Caladea" fo:font-size="14pt" officeooo:paragraph-rsid="00125296" style:font-size-asian="14pt" style:font-size-complex="14pt"/>
    </style:style>
    <style:style style:name="P7" style:family="paragraph" style:parent-style-name="Title" style:list-style-name="WWNum4">
      <loext:graphic-properties draw:fill="none"/>
      <style:paragraph-properties fo:margin-left="1.199cm" fo:margin-right="0cm" fo:margin-top="0cm" fo:margin-bottom="0cm" style:contextual-spacing="false" fo:line-height="100%" fo:text-align="start" style:justify-single-word="false" fo:text-indent="1.199cm" style:auto-text-indent="false" fo:background-color="transparent"/>
      <style:text-properties fo:font-size="14pt" officeooo:paragraph-rsid="00150d43" style:font-size-asian="14pt" style:font-size-complex="14pt"/>
    </style:style>
    <style:style style:name="P8" style:family="paragraph" style:parent-style-name="Title">
      <style:paragraph-properties fo:margin-left="0cm" fo:margin-top="0cm" fo:margin-bottom="0cm" style:contextual-spacing="false" fo:text-align="start" style:justify-single-word="false" fo:text-indent="1.251cm" style:auto-text-indent="false"/>
      <style:text-properties fo:text-transform="uppercase" fo:font-size="14pt" officeooo:paragraph-rsid="00150d43" style:font-size-asian="14pt" style:font-size-complex="14pt"/>
    </style:style>
    <style:style style:name="P9" style:family="paragraph" style:parent-style-name="Title">
      <style:paragraph-properties fo:margin-left="0cm" fo:margin-top="0cm" fo:margin-bottom="0cm" style:contextual-spacing="false" fo:text-align="justify" style:justify-single-word="false" fo:text-indent="1.251cm" style:auto-text-indent="false"/>
      <style:text-properties style:font-name="Liberation Serif" fo:font-size="14pt" officeooo:paragraph-rsid="00150d43" style:font-size-asian="14pt" style:font-size-complex="14pt"/>
    </style:style>
    <style:style style:name="P10" style:family="paragraph" style:parent-style-name="Title" style:list-style-name="WWNum4" style:master-page-name="">
      <loext:graphic-properties draw:fill="none"/>
      <style:paragraph-properties fo:margin-left="1.3cm" fo:margin-right="0cm" fo:margin-top="0cm" fo:margin-bottom="0cm" style:contextual-spacing="false" fo:line-height="100%" fo:text-align="start" style:justify-single-word="false" fo:text-indent="1.199cm" style:auto-text-indent="false" style:page-number="auto" fo:break-before="page" fo:background-color="transparent"/>
      <style:text-properties fo:font-size="14pt" officeooo:paragraph-rsid="00150d43" style:font-size-asian="14pt" style:font-size-complex="14pt"/>
    </style:style>
    <style:style style:name="P11" style:family="paragraph" style:parent-style-name="Standard">
      <style:paragraph-properties fo:margin-left="0cm" fo:margin-top="0cm" fo:margin-bottom="0cm" style:contextual-spacing="false" fo:line-height="100%" fo:text-indent="1.251cm" style:auto-text-indent="false"/>
      <style:text-properties fo:font-size="14pt" fo:language="ru" fo:country="RU" officeooo:paragraph-rsid="00150d43" style:font-size-asian="14pt" style:font-name-complex="Times New Roman1" style:font-size-complex="14pt"/>
    </style:style>
    <style:style style:name="P12" style:family="paragraph" style:parent-style-name="Standard">
      <style:paragraph-properties fo:margin-left="0cm" fo:margin-top="0cm" fo:margin-bottom="0cm" style:contextual-spacing="false" fo:line-height="100%" fo:text-align="justify" style:justify-single-word="false" fo:text-indent="1.251cm" style:auto-text-indent="false"/>
      <style:text-properties fo:font-size="14pt" fo:font-weight="bold" officeooo:rsid="00150d43" officeooo:paragraph-rsid="00150d43" style:font-size-asian="14pt" style:font-weight-asian="bold" style:font-size-complex="14pt" style:font-weight-complex="bold"/>
    </style:style>
    <style:style style:name="P13" style:family="paragraph" style:parent-style-name="Standard">
      <style:paragraph-properties fo:margin-left="0cm" fo:margin-top="0cm" fo:margin-bottom="0cm" style:contextual-spacing="false" fo:line-height="100%" fo:text-align="justify" style:justify-single-word="false" fo:text-indent="1.251cm" style:auto-text-indent="false"/>
      <style:text-properties fo:font-size="14pt" officeooo:rsid="00150d43" officeooo:paragraph-rsid="00150d43" style:font-size-asian="14pt" style:font-size-complex="14pt"/>
    </style:style>
    <style:style style:name="P14" style:family="paragraph" style:parent-style-name="Standard">
      <style:paragraph-properties fo:margin-left="0cm" fo:margin-top="0cm" fo:margin-bottom="0cm" style:contextual-spacing="false" fo:line-height="100%" fo:text-align="justify" style:justify-single-word="false" fo:text-indent="1.251cm" style:auto-text-indent="false"/>
      <style:text-properties fo:font-size="14pt" officeooo:rsid="00150d43" officeooo:paragraph-rsid="002349a2" style:font-size-asian="14pt" style:font-size-complex="14pt"/>
    </style:style>
    <style:style style:name="P15" style:family="paragraph" style:parent-style-name="Standard" style:list-style-name="L1">
      <style:paragraph-properties fo:margin-top="0cm" fo:margin-bottom="0cm" style:contextual-spacing="false" fo:line-height="100%" fo:text-align="justify" style:justify-single-word="false"/>
      <style:text-properties fo:font-size="14pt" officeooo:rsid="00150d43" officeooo:paragraph-rsid="00150d43" style:font-size-asian="14pt" style:font-size-complex="14pt"/>
    </style:style>
    <style:style style:name="P16" style:family="paragraph" style:parent-style-name="Standard" style:list-style-name="L2">
      <style:paragraph-properties fo:margin-top="0cm" fo:margin-bottom="0cm" style:contextual-spacing="false" fo:line-height="100%" fo:text-align="justify" style:justify-single-word="false"/>
      <style:text-properties fo:font-size="14pt" officeooo:rsid="00150d43" officeooo:paragraph-rsid="00150d43" style:font-size-asian="14pt" style:font-size-complex="14pt"/>
    </style:style>
    <style:style style:name="P17" style:family="paragraph" style:parent-style-name="Standard">
      <style:paragraph-properties fo:margin-left="0cm" fo:margin-top="0cm" fo:margin-bottom="0cm" style:contextual-spacing="false" fo:line-height="100%" fo:text-align="justify" style:justify-single-word="false" fo:text-indent="1.251cm" style:auto-text-indent="false"/>
      <style:text-properties fo:font-size="14pt" officeooo:rsid="002475e8" officeooo:paragraph-rsid="002475e8" style:font-size-asian="14pt" style:font-size-complex="14pt"/>
    </style:style>
    <style:style style:name="P18" style:family="paragraph" style:parent-style-name="Standard" style:list-style-name="L3">
      <style:paragraph-properties fo:margin-top="0cm" fo:margin-bottom="0cm" style:contextual-spacing="false" fo:line-height="100%" fo:text-align="justify" style:justify-single-word="false"/>
      <style:text-properties fo:font-size="14pt" officeooo:rsid="00150d43" officeooo:paragraph-rsid="00150d43" style:font-size-asian="14pt" style:font-size-complex="14pt"/>
    </style:style>
    <style:style style:name="P19" style:family="paragraph" style:parent-style-name="List_20_Paragraph">
      <style:paragraph-properties fo:margin-left="0cm" fo:margin-top="0cm" fo:margin-bottom="0cm" style:contextual-spacing="false" fo:line-height="100%" fo:text-align="justify" style:justify-single-word="false" fo:text-indent="1.251cm" style:auto-text-indent="false" fo:break-before="page"/>
      <style:text-properties fo:font-size="14pt" officeooo:paragraph-rsid="00150d43" style:font-size-asian="14pt" style:font-size-complex="14pt"/>
    </style:style>
    <style:style style:name="P20" style:family="paragraph" style:parent-style-name="Standard">
      <style:paragraph-properties fo:margin-left="0cm" fo:margin-top="0cm" fo:margin-bottom="0cm" style:contextual-spacing="false" fo:line-height="100%" fo:text-align="justify" style:justify-single-word="false" fo:text-indent="1.251cm" style:auto-text-indent="false"/>
      <style:text-properties style:font-name="Caladea" fo:font-size="14pt" officeooo:paragraph-rsid="00150d43" style:font-size-asian="14pt" style:font-size-complex="14pt"/>
    </style:style>
    <style:style style:name="P21" style:family="paragraph" style:parent-style-name="Heading_20_3">
      <style:paragraph-properties fo:margin-left="0cm" fo:margin-top="0cm" fo:margin-bottom="0cm" style:contextual-spacing="false" fo:line-height="100%" fo:text-align="justify" style:justify-single-word="false" fo:text-indent="1.251cm" style:auto-text-indent="false"/>
      <style:text-properties officeooo:paragraph-rsid="00150d43"/>
    </style:style>
    <style:style style:name="P22" style:family="paragraph" style:parent-style-name="Preformatted_20_Text">
      <style:paragraph-properties fo:margin-top="0cm" fo:margin-bottom="0cm" style:contextual-spacing="false" fo:text-align="justify" style:justify-single-word="false" fo:text-indent="1.251cm" style:auto-text-indent="false"/>
      <style:text-properties style:font-name="Source Code Pro" officeooo:paragraph-rsid="00208170"/>
    </style:style>
    <style:style style:name="P23" style:family="paragraph" style:parent-style-name="Text_20_body">
      <style:paragraph-properties fo:margin-top="0cm" fo:margin-bottom="0cm" style:contextual-spacing="false" fo:text-align="justify" style:justify-single-word="false" fo:text-indent="1.251cm" style:auto-text-indent="false"/>
      <style:text-properties officeooo:paragraph-rsid="002656fa"/>
    </style:style>
    <style:style style:name="P24" style:family="paragraph" style:parent-style-name="Text_20_body">
      <style:paragraph-properties fo:margin-top="0cm" fo:margin-bottom="0cm" style:contextual-spacing="false" fo:text-align="justify" style:justify-single-word="false" fo:text-indent="1.251cm" style:auto-text-indent="false"/>
      <style:text-properties officeooo:rsid="002656fa" officeooo:paragraph-rsid="002656fa"/>
    </style:style>
    <style:style style:name="P25" style:family="paragraph" style:parent-style-name="Text_20_body" style:list-style-name="L4">
      <style:paragraph-properties fo:margin-top="0cm" fo:margin-bottom="0cm" style:contextual-spacing="false" fo:text-align="justify" style:justify-single-word="false"/>
      <style:text-properties officeooo:paragraph-rsid="002656fa"/>
    </style:style>
    <style:style style:name="P26" style:family="paragraph" style:parent-style-name="Text_20_body" style:list-style-name="L4">
      <style:paragraph-properties fo:margin-top="0cm" fo:margin-bottom="0cm" style:contextual-spacing="false" fo:text-align="justify" style:justify-single-word="false"/>
    </style:style>
    <style:style style:name="P27" style:family="paragraph" style:parent-style-name="Text_20_body" style:list-style-name="L5">
      <style:paragraph-properties fo:margin-top="0cm" fo:margin-bottom="0cm" style:contextual-spacing="false" fo:text-align="justify" style:justify-single-word="false"/>
      <style:text-properties officeooo:paragraph-rsid="002656fa"/>
    </style:style>
    <style:style style:name="P28" style:family="paragraph" style:parent-style-name="Text_20_body" style:list-style-name="L5">
      <style:paragraph-properties fo:margin-top="0cm" fo:margin-bottom="0cm" style:contextual-spacing="false" fo:text-align="justify" style:justify-single-word="false"/>
    </style:style>
    <style:style style:name="P29" style:family="paragraph" style:parent-style-name="Preformatted_20_Text">
      <style:paragraph-properties fo:margin-top="0cm" fo:margin-bottom="0cm" style:contextual-spacing="false" fo:text-align="justify" style:justify-single-word="false" fo:text-indent="1.251cm" style:auto-text-indent="false"/>
      <style:text-properties style:font-name="Source Code Pro" officeooo:rsid="002656fa" officeooo:paragraph-rsid="002656fa"/>
    </style:style>
    <style:style style:name="P30" style:family="paragraph" style:parent-style-name="Preformatted_20_Text">
      <style:paragraph-properties fo:margin-top="0cm" fo:margin-bottom="0cm" style:contextual-spacing="false" fo:text-align="justify" style:justify-single-word="false" fo:text-indent="1.251cm" style:auto-text-indent="false"/>
      <style:text-properties style:font-name="Source Code Pro" officeooo:rsid="002656fa" officeooo:paragraph-rsid="002665e5"/>
    </style:style>
    <style:style style:name="P31" style:family="paragraph" style:parent-style-name="Text_20_body">
      <style:paragraph-properties fo:margin-top="0cm" fo:margin-bottom="0cm" style:contextual-spacing="false" fo:text-align="justify" style:justify-single-word="false" fo:text-indent="1.251cm" style:auto-text-indent="false"/>
      <style:text-properties officeooo:rsid="002656fa" officeooo:paragraph-rsid="002665e5"/>
    </style:style>
    <style:style style:name="P32" style:family="paragraph" style:parent-style-name="Text_20_body" style:list-style-name="L6">
      <style:paragraph-properties fo:margin-top="0cm" fo:margin-bottom="0cm" style:contextual-spacing="false" fo:text-align="justify" style:justify-single-word="false"/>
      <style:text-properties officeooo:paragraph-rsid="002665e5"/>
    </style:style>
    <style:style style:name="P33" style:family="paragraph" style:parent-style-name="Preformatted_20_Text" style:master-page-name="">
      <style:paragraph-properties fo:margin-left="0cm" fo:margin-top="0cm" fo:margin-bottom="0cm" style:contextual-spacing="false" fo:text-align="justify" style:justify-single-word="false" fo:text-indent="1.251cm" style:auto-text-indent="false" style:page-number="auto"/>
      <style:text-properties style:font-name="Source Code Pro" officeooo:rsid="002665e5" officeooo:paragraph-rsid="002665e5"/>
    </style:style>
    <style:style style:name="P34" style:family="paragraph" style:parent-style-name="Text_20_body">
      <style:paragraph-properties fo:margin-left="0cm" fo:margin-top="0cm" fo:margin-bottom="0cm" style:contextual-spacing="false" fo:text-align="justify" style:justify-single-word="false" fo:text-indent="1.251cm" style:auto-text-indent="false"/>
      <style:text-properties officeooo:paragraph-rsid="002665e5"/>
    </style:style>
    <style:style style:name="P35" style:family="paragraph" style:parent-style-name="Text_20_body">
      <style:paragraph-properties fo:margin-left="0cm" fo:margin-top="0cm" fo:margin-bottom="0cm" style:contextual-spacing="false" fo:text-align="justify" style:justify-single-word="false" fo:text-indent="1.251cm" style:auto-text-indent="false"/>
      <style:text-properties style:font-name="Liberation Serif" fo:font-size="14pt" fo:font-weight="normal" officeooo:rsid="002665e5" officeooo:paragraph-rsid="002665e5" style:font-size-asian="14pt" style:font-weight-asian="normal" style:font-size-complex="14pt" style:font-weight-complex="normal"/>
    </style:style>
    <style:style style:name="P36" style:family="paragraph" style:parent-style-name="Text_20_body" style:list-style-name="L7" style:master-page-name="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 style:page-number="auto" fo:background-color="transparent"/>
      <style:text-properties officeooo:paragraph-rsid="002665e5"/>
    </style:style>
    <style:style style:name="P37" style:family="paragraph" style:parent-style-name="Text_20_body" style:list-style-name="L7">
      <style:paragraph-properties fo:margin-top="0cm" fo:margin-bottom="0cm" style:contextual-spacing="false" fo:text-align="justify" style:justify-single-word="false"/>
    </style:style>
    <style:style style:name="P38" style:family="paragraph" style:parent-style-name="Text_20_body">
      <style:paragraph-properties fo:margin-left="0cm" fo:margin-top="0cm" fo:margin-bottom="0cm" style:contextual-spacing="false" fo:text-align="justify" style:justify-single-word="false" fo:text-indent="1.251cm" style:auto-text-indent="false"/>
      <style:text-properties officeooo:rsid="002665e5" officeooo:paragraph-rsid="002665e5"/>
    </style:style>
    <style:style style:name="P39" style:family="paragraph" style:parent-style-name="Preformatted_20_Text">
      <style:paragraph-properties fo:margin-left="0cm" fo:margin-top="0cm" fo:margin-bottom="0cm" style:contextual-spacing="false" fo:text-align="justify" style:justify-single-word="false" fo:text-indent="1.251cm" style:auto-text-indent="false"/>
      <style:text-properties style:font-name="Source Code Pro" officeooo:rsid="002665e5" officeooo:paragraph-rsid="002665e5"/>
    </style:style>
    <style:style style:name="P40" style:family="paragraph" style:parent-style-name="Preformatted_20_Text">
      <style:paragraph-properties fo:margin-left="0cm" fo:margin-top="0cm" fo:margin-bottom="0cm" style:contextual-spacing="false" fo:text-align="justify" style:justify-single-word="false" fo:text-indent="1.251cm" style:auto-text-indent="false"/>
      <style:text-properties style:font-name="Liberation Serif" officeooo:rsid="002665e5" officeooo:paragraph-rsid="0027d26c"/>
    </style:style>
    <style:style style:name="P41" style:family="paragraph" style:parent-style-name="Preformatted_20_Text">
      <style:paragraph-properties fo:margin-left="0cm" fo:margin-top="0cm" fo:margin-bottom="0cm" style:contextual-spacing="false" fo:text-align="justify" style:justify-single-word="false" fo:text-indent="1.251cm" style:auto-text-indent="false"/>
      <style:text-properties style:font-name="Liberation Serif" officeooo:rsid="0027d26c" officeooo:paragraph-rsid="0027d26c"/>
    </style:style>
    <style:style style:name="P42" style:family="paragraph" style:parent-style-name="Text_20_body" style:list-style-name="L8">
      <style:paragraph-properties fo:margin-top="0cm" fo:margin-bottom="0cm" style:contextual-spacing="false" fo:text-align="justify" style:justify-single-word="false"/>
      <style:text-properties officeooo:paragraph-rsid="0027d26c"/>
    </style:style>
    <style:style style:name="P43" style:family="paragraph" style:parent-style-name="Text_20_body" style:list-style-name="L8">
      <style:paragraph-properties fo:margin-top="0cm" fo:margin-bottom="0cm" style:contextual-spacing="false" fo:text-align="justify" style:justify-single-word="false"/>
    </style:style>
    <style:style style:name="P44" style:family="paragraph" style:parent-style-name="Preformatted_20_Text">
      <style:paragraph-properties fo:margin-left="0cm" fo:margin-top="0cm" fo:margin-bottom="0cm" style:contextual-spacing="false" fo:text-align="justify" style:justify-single-word="false" fo:text-indent="1.251cm" style:auto-text-indent="false"/>
      <style:text-properties style:font-name="Source Code Pro" officeooo:rsid="0027d26c" officeooo:paragraph-rsid="0027d26c"/>
    </style:style>
    <style:style style:name="P45" style:family="paragraph" style:parent-style-name="Text_20_body">
      <style:paragraph-properties fo:margin-left="0cm" fo:margin-top="0cm" fo:margin-bottom="0cm" style:contextual-spacing="false" fo:text-align="justify" style:justify-single-word="false" fo:text-indent="1.251cm" style:auto-text-indent="false"/>
      <style:text-properties officeooo:rsid="002665e5" officeooo:paragraph-rsid="0027d26c"/>
    </style:style>
    <style:style style:name="P46" style:family="paragraph" style:parent-style-name="Text_20_body">
      <style:paragraph-properties fo:margin-left="0cm" fo:margin-top="0cm" fo:margin-bottom="0cm" style:contextual-spacing="false" fo:text-align="justify" style:justify-single-word="false" fo:text-indent="1.251cm" style:auto-text-indent="false"/>
      <style:text-properties officeooo:rsid="0027d26c" officeooo:paragraph-rsid="0027d26c"/>
    </style:style>
    <style:style style:name="P47" style:family="paragraph" style:parent-style-name="Text_20_body" style:list-style-name="L9">
      <style:paragraph-properties fo:margin-top="0cm" fo:margin-bottom="0cm" style:contextual-spacing="false" fo:text-align="justify" style:justify-single-word="false"/>
      <style:text-properties officeooo:paragraph-rsid="0027d26c"/>
    </style:style>
    <style:style style:name="P48" style:family="paragraph" style:parent-style-name="Text_20_body" style:list-style-name="L10">
      <style:paragraph-properties fo:margin-top="0cm" fo:margin-bottom="0cm" style:contextual-spacing="false" fo:text-align="justify" style:justify-single-word="false"/>
      <style:text-properties officeooo:paragraph-rsid="0027d26c"/>
    </style:style>
    <style:style style:name="P49" style:family="paragraph" style:parent-style-name="Text_20_body" style:list-style-name="L10">
      <style:paragraph-properties fo:margin-top="0cm" fo:margin-bottom="0cm" style:contextual-spacing="false" fo:text-align="justify" style:justify-single-word="false"/>
    </style:style>
    <style:style style:name="P50" style:family="paragraph" style:parent-style-name="Text_20_body">
      <style:paragraph-properties fo:margin-left="0cm" fo:margin-top="0cm" fo:margin-bottom="0cm" style:contextual-spacing="false" fo:text-align="justify" style:justify-single-word="false" fo:text-indent="1.251cm" style:auto-text-indent="false"/>
      <style:text-properties officeooo:paragraph-rsid="0027d26c"/>
    </style:style>
    <style:style style:name="P5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text-indent="1.401cm" style:auto-text-indent="false" fo:break-before="page" fo:background-color="transparent"/>
      <style:text-properties officeooo:paragraph-rsid="0015b01e"/>
    </style:style>
    <style:style style:name="P52" style:family="paragraph" style:parent-style-name="Standard">
      <style:paragraph-properties fo:margin-left="0cm" fo:margin-top="0cm" fo:margin-bottom="0cm" style:contextual-spacing="false" fo:line-height="100%" fo:text-align="justify" style:justify-single-word="false" fo:text-indent="1.251cm" style:auto-text-indent="false"/>
      <style:text-properties style:font-name="Caladea" fo:font-size="14pt" fo:font-weight="bold" officeooo:rsid="0015b01e" officeooo:paragraph-rsid="0015b01e" style:font-size-asian="14pt" style:font-weight-asian="bold" style:font-size-complex="14pt" style:font-weight-complex="bold"/>
    </style:style>
    <style:style style:name="P53" style:family="paragraph" style:parent-style-name="Standard">
      <style:paragraph-properties fo:margin-left="0cm" fo:margin-top="0cm" fo:margin-bottom="0cm" style:contextual-spacing="false" fo:line-height="100%" fo:text-align="justify" style:justify-single-word="false" fo:text-indent="1.251cm" style:auto-text-indent="false"/>
      <style:text-properties fo:font-size="14pt" fo:font-weight="normal" officeooo:rsid="0015b01e" officeooo:paragraph-rsid="0015b01e" style:font-size-asian="14pt" style:font-weight-asian="normal" style:font-size-complex="14pt" style:font-weight-complex="normal"/>
    </style:style>
    <style:style style:name="P54" style:family="paragraph" style:parent-style-name="Standard">
      <style:paragraph-properties fo:margin-left="0cm" fo:margin-top="0cm" fo:margin-bottom="0cm" style:contextual-spacing="false" fo:line-height="100%" fo:text-align="justify" style:justify-single-word="false" fo:text-indent="1.251cm" style:auto-text-indent="false"/>
      <style:text-properties style:font-name="Caladea" fo:font-size="14pt" fo:font-weight="normal" officeooo:rsid="0015b01e" officeooo:paragraph-rsid="0015b01e" style:font-size-asian="14pt" style:font-weight-asian="normal" style:font-size-complex="14pt" style:font-weight-complex="normal"/>
    </style:style>
    <style:style style:name="P55" style:family="paragraph" style:parent-style-name="Standard">
      <style:paragraph-properties fo:margin-left="0cm" fo:margin-top="0cm" fo:margin-bottom="0cm" style:contextual-spacing="false" fo:line-height="100%" fo:text-align="justify" style:justify-single-word="false" fo:text-indent="1.251cm" style:auto-text-indent="false"/>
      <style:text-properties fo:font-size="14pt" fo:font-weight="normal" officeooo:rsid="0015b01e" officeooo:paragraph-rsid="0019c330" style:font-size-asian="14pt" style:font-weight-asian="normal" style:font-size-complex="14pt" style:font-weight-complex="normal"/>
    </style:style>
    <style:style style:name="P56" style:family="paragraph" style:parent-style-name="Standard">
      <style:paragraph-properties fo:margin-left="0cm" fo:margin-top="0cm" fo:margin-bottom="0cm" style:contextual-spacing="false" fo:line-height="100%" fo:text-align="justify" style:justify-single-word="false" fo:text-indent="1.251cm" style:auto-text-indent="false"/>
      <style:text-properties style:font-name="Caladea" fo:font-size="14pt" fo:font-weight="normal" officeooo:rsid="0015b01e" officeooo:paragraph-rsid="0019c330" style:font-size-asian="14pt" style:font-weight-asian="normal" style:font-size-complex="14pt" style:font-weight-complex="normal"/>
    </style:style>
    <style:style style:name="P57" style:family="paragraph" style:parent-style-name="Standard">
      <style:paragraph-properties fo:margin-left="0cm" fo:margin-top="0cm" fo:margin-bottom="0cm" style:contextual-spacing="false" fo:line-height="100%" fo:text-align="justify" style:justify-single-word="false" fo:text-indent="1.251cm" style:auto-text-indent="false"/>
      <style:text-properties officeooo:paragraph-rsid="0021ec4e"/>
    </style:style>
    <style:style style:name="P58" style:family="paragraph" style:parent-style-name="Standard">
      <style:paragraph-properties fo:margin-left="0cm" fo:margin-top="0cm" fo:margin-bottom="0cm" style:contextual-spacing="false" fo:line-height="100%" fo:text-align="justify" style:justify-single-word="false" fo:text-indent="1.251cm" style:auto-text-indent="false"/>
      <style:text-properties style:font-name="Source Code Pro" fo:font-size="14pt" fo:font-weight="normal" officeooo:rsid="0015b01e" officeooo:paragraph-rsid="0015b01e" style:font-size-asian="14pt" style:font-weight-asian="normal" style:font-size-complex="14pt" style:font-weight-complex="normal"/>
    </style:style>
    <style:style style:name="P59" style:family="paragraph" style:parent-style-name="Standard">
      <style:paragraph-properties fo:margin-left="0cm" fo:margin-top="0cm" fo:margin-bottom="0cm" style:contextual-spacing="false" fo:line-height="100%" fo:text-align="justify" style:justify-single-word="false" fo:text-indent="1.251cm" style:auto-text-indent="false" fo:break-before="page"/>
      <style:text-properties fo:font-size="14pt" fo:font-weight="bold" officeooo:rsid="0015b01e" officeooo:paragraph-rsid="0015b01e" style:font-size-asian="14pt" style:font-weight-asian="bold" style:font-size-complex="14pt" style:font-weight-complex="bold"/>
    </style:style>
    <style:style style:name="P60" style:family="paragraph" style:parent-style-name="Standard">
      <style:paragraph-properties fo:margin-left="0cm" fo:margin-top="0cm" fo:margin-bottom="0cm" style:contextual-spacing="false" fo:line-height="100%" fo:text-align="justify" style:justify-single-word="false" fo:text-indent="1.251cm" style:auto-text-indent="false"/>
      <style:text-properties fo:font-size="14pt" fo:font-weight="normal" officeooo:rsid="001967e8" officeooo:paragraph-rsid="001967e8" style:font-size-asian="14pt" style:font-weight-asian="normal" style:font-size-complex="14pt" style:font-weight-complex="normal"/>
    </style:style>
    <style:style style:name="P61" style:family="paragraph" style:parent-style-name="Standard">
      <style:paragraph-properties fo:margin-left="0cm" fo:margin-top="0cm" fo:margin-bottom="0cm" style:contextual-spacing="false" fo:line-height="100%" fo:text-align="justify" style:justify-single-word="false" fo:text-indent="1.251cm" style:auto-text-indent="false"/>
      <style:text-properties style:font-name="Caladea" fo:font-size="14pt" fo:font-weight="normal" officeooo:rsid="001967e8" officeooo:paragraph-rsid="001967e8" style:font-size-asian="14pt" style:font-weight-asian="normal" style:font-size-complex="14pt" style:font-weight-complex="normal"/>
    </style:style>
    <style:style style:name="P62" style:family="paragraph" style:parent-style-name="Standard">
      <style:paragraph-properties fo:margin-left="0cm" fo:margin-top="0cm" fo:margin-bottom="0cm" style:contextual-spacing="false" fo:line-height="100%" fo:text-align="justify" style:justify-single-word="false" fo:text-indent="1.251cm" style:auto-text-indent="false"/>
      <style:text-properties style:font-name="Source Code Pro" fo:font-size="14pt" fo:font-weight="normal" officeooo:rsid="001b2b4d" officeooo:paragraph-rsid="0015b01e" style:font-size-asian="14pt" style:font-weight-asian="normal" style:font-size-complex="14pt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125296"/>
    </style:style>
    <style:style style:name="T3" style:family="text">
      <style:text-properties officeooo:rsid="0021ec4e"/>
    </style:style>
    <style:style style:name="T4" style:family="text">
      <style:text-properties style:font-size-complex="14pt"/>
    </style:style>
    <style:style style:name="T5" style:family="text">
      <style:text-properties fo:color="#000000" loext:opacity="100%" fo:background-color="#ffffff" loext:char-shading-value="0"/>
    </style:style>
    <style:style style:name="T6" style:family="text">
      <style:text-properties officeooo:rsid="00125296"/>
    </style:style>
    <style:style style:name="T7" style:family="text">
      <style:text-properties officeooo:rsid="001b2b4d"/>
    </style:style>
    <style:style style:name="T8" style:family="text">
      <style:text-properties fo:text-transform="uppercase" fo:font-size="14pt" style:font-size-asian="14pt" style:font-size-complex="14pt"/>
    </style:style>
    <style:style style:name="T9" style:family="text">
      <style:text-properties fo:text-transform="uppercase" officeooo:rsid="0015b01e"/>
    </style:style>
    <style:style style:name="T10" style:family="text">
      <style:text-properties fo:text-transform="uppercase" officeooo:rsid="0005acc8"/>
    </style:style>
    <style:style style:name="T11" style:family="text">
      <style:text-properties fo:font-size="14pt" fo:font-weight="normal" style:font-size-asian="14pt" style:font-weight-asian="normal" style:font-size-complex="14pt" style:font-weight-complex="normal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style:font-name="Source Code Pro" fo:font-weight="normal" style:font-weight-asian="normal" style:font-weight-complex="normal"/>
    </style:style>
    <style:style style:name="T14" style:family="text">
      <style:text-properties fo:text-transform="uppercase" officeooo:rsid="00087249"/>
    </style:style>
    <style:style style:name="T15" style:family="text">
      <style:text-properties style:font-name="Times New Roman" fo:font-size="14pt" fo:language="ru" fo:country="RU" style:font-size-asian="14pt" style:font-name-complex="Times New Roman1" style:font-size-complex="14pt"/>
    </style:style>
    <style:style style:name="T16" style:family="text">
      <style:text-properties fo:language="ru" fo:country="RU" style:font-name-complex="Times New Roman1"/>
    </style:style>
    <style:style style:name="T17" style:family="text">
      <style:text-properties fo:language="ru" fo:country="RU" fo:font-weight="normal" style:font-weight-asian="normal" style:font-name-complex="Times New Roman1" style:font-weight-complex="normal"/>
    </style:style>
    <style:style style:name="T18" style:family="text">
      <style:text-properties fo:language="ru" fo:country="RU" fo:font-weight="normal" officeooo:rsid="002349a2" style:font-weight-asian="normal" style:font-name-complex="Times New Roman1" style:font-weight-complex="normal"/>
    </style:style>
    <style:style style:name="T19" style:family="text">
      <style:text-properties fo:language="ru" fo:country="RU" fo:font-weight="bold" style:font-weight-asian="bold" style:font-name-complex="Times New Roman1" style:font-weight-complex="bold"/>
    </style:style>
    <style:style style:name="T20" style:family="text">
      <style:text-properties style:font-name="Source Code Pro" fo:language="ru" fo:country="RU" fo:font-weight="normal" style:font-weight-asian="normal" style:font-name-complex="Times New Roman1" style:font-weight-complex="normal"/>
    </style:style>
    <style:style style:name="T21" style:family="text">
      <style:text-properties fo:language="ru" fo:country="RU" fo:font-weight="normal" officeooo:rsid="00150d43" style:font-weight-asian="normal" style:font-name-complex="Times New Roman1" style:font-weight-complex="normal"/>
    </style:style>
    <style:style style:name="T22" style:family="text">
      <style:text-properties fo:language="ru" fo:country="RU" fo:font-weight="normal" officeooo:rsid="002475e8" style:font-weight-asian="normal" style:font-name-complex="Times New Roman1" style:font-weight-complex="normal"/>
    </style:style>
    <style:style style:name="T23" style:family="text">
      <style:text-properties style:font-name="Source Code Pro" fo:language="ru" fo:country="RU" fo:font-weight="normal" officeooo:rsid="002475e8" style:font-weight-asian="normal" style:font-name-complex="Times New Roman1" style:font-weight-complex="normal"/>
    </style:style>
    <style:style style:name="T24" style:family="text">
      <style:text-properties fo:text-transform="uppercase" style:font-name="Times New Roman" fo:font-size="14pt" fo:language="ru" fo:country="RU" fo:font-weight="bold" style:font-size-asian="14pt" style:font-weight-asian="bold" style:font-name-complex="Times New Roman1" style:font-size-complex="14pt" style:font-weight-complex="bold"/>
    </style:style>
    <style:style style:name="T25" style:family="text">
      <style:text-properties fo:text-transform="uppercase" fo:language="ru" fo:country="RU" fo:font-weight="bold" officeooo:rsid="0015b01e" style:font-weight-asian="bold" style:font-name-complex="Times New Roman1" style:font-weight-complex="bold"/>
    </style:style>
    <style:style style:name="T26" style:family="text">
      <style:text-properties fo:text-transform="uppercase" fo:language="ru" fo:country="RU" fo:font-weight="bold" officeooo:rsid="0005ee9d" style:font-weight-asian="bold" style:font-name-complex="Times New Roman1" style:font-weight-complex="bold"/>
    </style:style>
    <style:style style:name="T27" style:family="text">
      <style:text-properties style:font-name="Liberation Serif" fo:font-size="14pt" fo:language="ru" fo:country="RU" fo:font-weight="normal" officeooo:rsid="002656fa" style:font-size-asian="14pt" style:font-weight-asian="normal" style:font-name-complex="Times New Roman1" style:font-size-complex="14pt" style:font-weight-complex="normal"/>
    </style:style>
    <style:style style:name="T28" style:family="text">
      <style:text-properties style:font-name="Liberation Serif" fo:font-size="14pt" fo:language="ru" fo:country="RU" fo:font-weight="normal" officeooo:rsid="00208170" style:font-size-asian="14pt" style:font-weight-asian="normal" style:font-name-complex="Times New Roman1" style:font-size-complex="14pt" style:font-weight-complex="normal"/>
    </style:style>
    <style:style style:name="T29" style:family="text">
      <style:text-properties fo:font-size="14pt" style:font-size-asian="14pt" style:font-size-complex="14pt"/>
    </style:style>
    <style:style style:name="T30" style:family="text">
      <style:text-properties style:font-name="Liberation Serif" fo:font-size="14pt" style:font-size-asian="14pt" style:font-size-complex="14pt"/>
    </style:style>
    <style:style style:name="T31" style:family="text">
      <style:text-properties style:font-name="Source Code Pro" fo:font-size="14pt" style:font-size-asian="14pt" style:font-size-complex="14pt"/>
    </style:style>
    <style:style style:name="T32" style:family="text">
      <style:text-properties style:font-name="Liberation Serif" fo:font-size="14pt" officeooo:rsid="002656fa" style:font-size-asian="14pt" style:font-size-complex="14pt"/>
    </style:style>
    <style:style style:name="T33" style:family="text">
      <style:text-properties style:font-name="Source Code Pro" fo:font-size="14pt" fo:font-weight="normal" officeooo:rsid="002656fa" style:font-size-asian="14pt" style:font-weight-asian="normal" style:font-size-complex="14pt" style:font-weight-complex="normal"/>
    </style:style>
    <style:style style:name="T34" style:family="text">
      <style:text-properties style:font-name="Liberation Serif" fo:font-size="14pt" fo:font-weight="normal" officeooo:rsid="002656fa" style:font-size-asian="14pt" style:font-weight-asian="normal" style:font-size-complex="14pt" style:font-weight-complex="normal"/>
    </style:style>
    <style:style style:name="T35" style:family="text">
      <style:text-properties style:font-name="Liberation Serif" fo:font-size="14pt" fo:font-weight="normal" style:font-size-asian="14pt" style:font-weight-asian="normal" style:font-size-complex="14pt" style:font-weight-complex="normal"/>
    </style:style>
    <style:style style:name="T36" style:family="text">
      <style:text-properties style:font-name="Source Code Pro" fo:font-size="14pt" fo:font-weight="normal" style:font-size-asian="14pt" style:font-weight-asian="normal" style:font-size-complex="14pt" style:font-weight-complex="normal"/>
    </style:style>
    <style:style style:name="T37" style:family="text">
      <style:text-properties style:font-name="Liberation Serif" fo:font-size="14pt" fo:font-weight="normal" officeooo:rsid="002665e5" style:font-size-asian="14pt" style:font-weight-asian="normal" style:font-size-complex="14pt" style:font-weight-complex="normal"/>
    </style:style>
    <style:style style:name="T38" style:family="text">
      <style:text-properties style:font-name="Liberation Serif" fo:font-size="14pt" fo:font-weight="normal" officeooo:rsid="0027d26c" style:font-size-asian="14pt" style:font-weight-asian="normal" style:font-size-complex="14pt" style:font-weight-complex="normal"/>
    </style:style>
    <style:style style:name="T39" style:family="text">
      <style:text-properties style:font-name="Source Code Pro" fo:font-size="14pt" fo:font-weight="normal" officeooo:rsid="002665e5" style:font-size-asian="14pt" style:font-weight-asian="normal" style:font-size-complex="14pt" style:font-weight-complex="normal"/>
    </style:style>
    <style:style style:name="T40" style:family="text">
      <style:text-properties style:font-name="Source Code Pro" fo:font-size="14pt" fo:font-weight="normal" officeooo:rsid="0027d26c" style:font-size-asian="14pt" style:font-weight-asian="normal" style:font-size-complex="14pt" style:font-weight-complex="normal"/>
    </style:style>
    <style:style style:name="T41" style:family="text">
      <style:text-properties fo:font-size="14pt" fo:language="ru" fo:country="RU" fo:font-weight="bold" officeooo:rsid="0015b01e" style:font-size-asian="14pt" style:font-weight-asian="bold" style:font-name-complex="Times New Roman1" style:font-size-complex="14pt" style:font-weight-complex="bold"/>
    </style:style>
    <style:style style:name="T42" style:family="text">
      <style:text-properties fo:font-size="14pt" fo:language="ru" fo:country="RU" fo:font-weight="bold" officeooo:rsid="00087249" style:font-size-asian="14pt" style:font-weight-asian="bold" style:font-name-complex="Times New Roman1" style:font-size-complex="14pt" style:font-weight-complex="bold"/>
    </style:style>
    <style:style style:name="T43" style:family="text">
      <style:text-properties fo:language="ru" fo:country="RU" officeooo:rsid="00087249" style:font-name-complex="Times New Roman1"/>
    </style:style>
    <style:style style:name="T44" style:family="text">
      <style:text-properties officeooo:rsid="00208170"/>
    </style:style>
    <style:style style:name="T45" style:family="text">
      <style:text-properties officeooo:rsid="0019c330"/>
    </style:style>
    <style:style style:name="T46" style:family="text">
      <style:text-properties style:font-name="Source Code Pro"/>
    </style:style>
    <style:style style:name="T47" style:family="text">
      <style:text-properties style:font-name="Source Code Pro" officeooo:rsid="0021ec4e"/>
    </style:style>
    <style:style style:name="T48" style:family="text">
      <style:text-properties style:font-name="Liberation Serif" fo:font-size="14pt" fo:font-weight="normal" officeooo:rsid="0021ec4e" style:font-size-asian="14pt" style:font-weight-asian="normal" style:font-size-complex="14pt" style:font-weight-complex="normal"/>
    </style:style>
    <style:style style:name="T49" style:family="text">
      <style:text-properties style:font-name="Liberation Serif" fo:font-size="14pt" fo:font-weight="normal" officeooo:rsid="002349a2" style:font-size-asian="14pt" style:font-weight-asian="normal" style:font-size-complex="14pt" style:font-weight-complex="normal"/>
    </style:style>
    <style:style style:name="T50" style:family="text">
      <style:text-properties fo:text-transform="uppercase" fo:language="ru" fo:country="RU" officeooo:rsid="00087249" style:font-name-complex="Times New Roman1"/>
    </style:style>
    <style:style style:name="T51" style:family="text">
      <style:text-properties fo:text-transform="uppercase" fo:language="ru" fo:country="RU" officeooo:rsid="0005ee9d" style:font-name-complex="Times New Roman1"/>
    </style:style>
    <style:style style:name="T52" style:family="text">
      <style:text-properties fo:text-transform="uppercase" fo:language="ru" fo:country="RU" fo:font-weight="bold" officeooo:rsid="00087249" style:font-weight-asian="bold" style:font-name-complex="Times New Roman1" style:font-weight-complex="bol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инистерство образования Республики Беларусь</text:p>
      <text:p text:style-name="P1">Учреждение Образования</text:p>
      <text:p text:style-name="P1">БЕЛОРУССКИЙ ГОСУДАРСТВЕННЫЙ УНИВЕРСИТЕТ</text:p>
      <text:p text:style-name="P1">ИНФОРМАТИКИ И РАДИОЭЛЕКТРОНИКИ</text:p>
      <text:p text:style-name="P1"/>
      <text:p text:style-name="P1">К<text:span text:style-name="T1">афедра </text:span><text:span text:style-name="T2">электронных вычислительных машин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Лабораторная работа № <text:span text:style-name="T3">2</text:span></text:p>
      <text:p text:style-name="P2" loext:marker-style-name="T4">«<text:span text:style-name="T5">Понятие процессов.</text:span>»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Проверил:<text:tab/><text:tab/><text:tab/><text:tab/><text:tab/><text:tab/><text:tab/><text:tab/><text:tab/><text:span text:style-name="T6">Поденок Л.П.</text:span></text:p>
      <text:p text:style-name="P3">Выполнил: <text:tab/><text:tab/><text:tab/><text:tab/><text:tab/><text:tab/><text:tab/><text:tab/><text:tab/>ст. гр. <text:span text:style-name="T6">350501</text:span></text:p>
      <text:p text:style-name="P4"><text:tab/><text:tab/><text:tab/><text:tab/><text:tab/><text:tab/><text:tab/><text:tab/><text:tab/> <text:s text:c="9"/><text:span text:style-name="T7">Макушинская Д.В.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6">Минск 202<text:span text:style-name="T6">5</text:span></text:p>
      <text:list text:style-name="WWNum4">
        <text:list-item>
          <text:list>
            <text:list-item>
              <text:list>
                <text:list-header>
                  <text:p text:style-name="P7" loext:marker-style-name="T8"><text:soft-page-break/><text:span text:style-name="T9">1 </text:span><text:span text:style-name="T10">УСЛОВИЕ ЛАБАРАТОРНОЙ РАБОТЫ</text:span></text:p>
                </text:list-header>
              </text:list>
            </text:list-item>
          </text:list>
        </text:list-item>
      </text:list>
      <text:p text:style-name="P8" loext:marker-style-name="T8"/>
      <text:p text:style-name="P9" loext:marker-style-name="T11"><text:span text:style-name="T12">Разработать две программы ‒ parent (родительский процесс) и child (дочерний процесс).</text:span></text:p>
      <text:p text:style-name="P9" loext:marker-style-name="T11"><text:span text:style-name="T12">Родительский процесс, запуская дочерний, создает для него сокращенную среду (окружение). Для этого пользователем создается файл </text:span><text:span text:style-name="T13">env</text:span><text:span text:style-name="T12">, содержащий небольшой набор имен переменных окружения, передаваемых при вызове </text:span><text:span text:style-name="T13">execve()</text:span><text:span text:style-name="T12">.</text:span></text:p>
      <text:p text:style-name="P9" loext:marker-style-name="T11"><text:span text:style-name="T12">Минимальный набор переменных в файле env должен включать </text:span><text:span text:style-name="T13">SHELL, HOME, HOSTNAME, LOGNAME, LANG, TERM, USER, LC_COLLATE, PATH.</text:span></text:p>
      <text:p text:style-name="P9" loext:marker-style-name="T11"><text:span text:style-name="T12">Перед запуском программы parent в ее окружении пользователем создается переменная CHILD_PATH с именем каталога, где находится программа child.</text:span></text:p>
      <text:p text:style-name="P9" loext:marker-style-name="T11"><text:span text:style-name="T12">Родительский процесс (программа parent) после запуска получает переменные своего окружения и их значения, установленные оболочкой, сортирует в LC_COLLATE=C и выводит в </text:span><text:span text:style-name="T13">stdout</text:span><text:span text:style-name="T12">. Читает файл env и формирует среду для дочернего процесса в том виде, в котором она указывается в системном вызове </text:span><text:span text:style-name="T13">execve()</text:span><text:span text:style-name="T12">, используя значения для переменных из собственной среды. После этого входит в цикл обработки нажатий клавиатуры.</text:span></text:p>
      <text:p text:style-name="P9" loext:marker-style-name="T11"><text:span text:style-name="T12">Символ «+»</text:span></text:p>
      <text:p text:style-name="P9" loext:marker-style-name="T11"><text:span text:style-name="T12">Родительский процесс, используя </text:span><text:span text:style-name="T13">fork(</text:span><text:span text:style-name="T12">) и </text:span><text:span text:style-name="T13">execve()</text:span><text:span text:style-name="T12"> порождает дочерний процесс и запускает в нем очередной экземпляр программы </text:span><text:span text:style-name="T13">child</text:span><text:span text:style-name="T12">. Информацию о каталоге, где размещается child, parent получает из своего окружения, используя функцию getenv().</text:span></text:p>
      <text:p text:style-name="P9" loext:marker-style-name="T11"><text:span text:style-name="T12">Имя программы </text:span><text:span text:style-name="T13">child (argv[0])</text:span><text:span text:style-name="T12"> устанавливается как </text:span><text:span text:style-name="T13">child_XX</text:span><text:span text:style-name="T12">, где XX ‒ порядковый номер от 00 до 99 (номер инкрементируется родителем). Дочерний процесс выводит свое имя, pid и ppid в stdout. Вторым параметром программы </text:span><text:span text:style-name="T13">child</text:span><text:span text:style-name="T12"> является путь к файлу env, который читается дочерним процессом для получения ему переданных значений параметров среды. Дочерний процесс открывает этот файл, считывает имена переменных, получает из окружения их значение, используя</text:span><text:span text:style-name="T13"> getenv(),</text:span><text:span text:style-name="T12"> и выводит в </text:span><text:span text:style-name="T13">stdout</text:span><text:span text:style-name="T12">.</text:span></text:p>
      <text:p text:style-name="P9" loext:marker-style-name="T11"><text:span text:style-name="T12">Символ «*»</text:span></text:p>
      <text:p text:style-name="P9" loext:marker-style-name="T11"><text:span text:style-name="T12">Дочерний процесс порождается аналогично предыдущему случаю, однако информацию о своем окружении программа </text:span><text:span text:style-name="T13">child</text:span><text:span text:style-name="T12"> получает, сканируя массив параметров среды, переданный в третьем параметре функции </text:span><text:span text:style-name="T13">main() </text:span><text:span text:style-name="T12">и выводит в </text:span><text:span text:style-name="T13">stdout.</text:span><text:span text:style-name="T12"> Путь к файлу </text:span><text:span text:style-name="T13">env</text:span><text:span text:style-name="T12"> передавать в параметрах не требуется.</text:span></text:p>
      <text:p text:style-name="P9" loext:marker-style-name="T11"><text:span text:style-name="T12">Символ «q»</text:span></text:p>
      <text:p text:style-name="P9" loext:marker-style-name="T11"><text:span text:style-name="T12">Завершает выполнение родительского процесса после завершения дочернего.</text:span></text:p>
      <text:list text:continue-numbering="true" text:style-name="WWNum4">
        <text:list-header>
          <text:p text:style-name="P10" loext:marker-style-name="T8"><text:span text:style-name="T9">2 </text:span><text:span text:style-name="T14">О</text:span><text:span text:style-name="T10">ПИСАНИЕ АЛГОРИТМОВ И РЕШЕНИЙ</text:span></text:p>
        </text:list-header>
      </text:list>
      <text:p text:style-name="P11" loext:marker-style-name="T15"/>
      <text:p text:style-name="P12" loext:marker-style-name="T15"><text:span text:style-name="T16">2.1. Общая структура программы</text:span></text:p>
      <text:p text:style-name="P13" loext:marker-style-name="T15"><text:span text:style-name="T17"/></text:p>
      <text:p text:style-name="P14" loext:marker-style-name="T15"><text:span text:style-name="T17">Программа состоит из двух частей: </text:span><text:span text:style-name="T18">р</text:span><text:span text:style-name="T17">одительский процесс (parent) </text:span><text:span text:style-name="T18">и д</text:span><text:span text:style-name="T17">очерний процесс (child). </text:span></text:p>
      <text:p text:style-name="P14" loext:marker-style-name="T15"><text:span text:style-name="T18">Родительский процесс выполняет следующие функции:</text:span></text:p>
      <text:list text:style-name="L1">
        <text:list-item>
          <text:p text:style-name="P15" loext:marker-style-name="T15"><text:span text:style-name="T17">Считывает переменные окружения, сортирует их и выводит на экран.</text:span></text:p>
        </text:list-item>
        <text:list-item>
          <text:p text:style-name="P15" loext:marker-style-name="T15"><text:span text:style-name="T17">Читает файл env и формирует среду для дочернего процесса.</text:span></text:p>
        </text:list-item>
        <text:list-item>
          <text:p text:style-name="P15" loext:marker-style-name="T15"><text:span text:style-name="T17">Обрабатывает ввод пользователя и создает дочерние процессы в зависимости от введенного символа (+, *, &amp;, q).</text:span></text:p>
        </text:list-item>
      </text:list>
      <text:p text:style-name="P13" loext:marker-style-name="T15"><text:span text:style-name="T17">Дочерний процесс </text:span><text:span text:style-name="T18">выполняет следующие функции:</text:span></text:p>
      <text:list text:style-name="L2">
        <text:list-item>
          <text:p text:style-name="P16" loext:marker-style-name="T15"><text:span text:style-name="T17">Выводит информацию о себе (имя, PID, PPID).</text:span></text:p>
        </text:list-item>
        <text:list-item>
          <text:p text:style-name="P16" loext:marker-style-name="T15"><text:span text:style-name="T17">Читает файл env и выводит значения переменных окружения, переданных родительским процессом.</text:span></text:p>
        </text:list-item>
      </text:list>
      <text:p text:style-name="P13" loext:marker-style-name="T15"><text:span text:style-name="T17"/></text:p>
      <text:p text:style-name="P13" loext:marker-style-name="T15"><text:span text:style-name="T19">2.2. Алгоритм работы родительского процесса </text:span></text:p>
      <text:p text:style-name="P13" loext:marker-style-name="T15"><text:span text:style-name="T17"/></text:p>
      <text:p text:style-name="P13" loext:marker-style-name="T15"><text:span text:style-name="T18">При инициализации процесс проверяет</text:span><text:span text:style-name="T17"> наличи</text:span><text:span text:style-name="T18">е</text:span><text:span text:style-name="T17"> аргумента командной строки (путь к файлу env). Если аргумент отсутствует, программа завершается с ошибкой. </text:span><text:span text:style-name="T18">Получает</text:span><text:span text:style-name="T17"> переменн</text:span><text:span text:style-name="T18">ую</text:span><text:span text:style-name="T17"> окружения </text:span><text:span text:style-name="T20">CHILD_PATH</text:span><text:span text:style-name="T17">, которая указывает путь к программе child. Программа получает переменные окружения текущего процесса с помощью глобальной переменной environ. Переменные окружения сортируются с использованием функции sort_strings и выводятся на экран.</text:span></text:p>
      <text:p text:style-name="P13" loext:marker-style-name="T15"><text:span text:style-name="T17">Программа читает файл env, который содержит список переменных окружения, передаваемых дочернему процессу. Формируется массив строк, представляющих переменные окружения в формате ИМЯ=ЗНАЧЕНИЕ.</text:span></text:p>
      <text:p text:style-name="P17" loext:marker-style-name="T15"><text:span text:style-name="T17">Далее п</text:span><text:span text:style-name="T21">рограмма ожидает ввод символа (+, *, &amp;, q). В зависимости от введенного символа </text:span><text:span text:style-name="T17">выполняются следующие действия</text:span><text:span text:style-name="T21">:</text:span></text:p>
      <text:list text:style-name="L3">
        <text:list-item>
          <text:p text:style-name="P18" loext:marker-style-name="T15"><text:span text:style-name="T17">+: </text:span><text:span text:style-name="T22">с</text:span><text:span text:style-name="T17">оздается дочерний процесс с использованием переменной окружения </text:span><text:span text:style-name="T20">CHILD_PATH</text:span><text:span text:style-name="T17">, полученной с помощью </text:span><text:span text:style-name="T20">getenv()</text:span><text:span text:style-name="T17">.</text:span></text:p>
        </text:list-item>
        <text:list-item>
          <text:p text:style-name="P18" loext:marker-style-name="T15"><text:span text:style-name="T17">*: </text:span><text:span text:style-name="T22">с</text:span><text:span text:style-name="T17">оздается дочерний процесс с использованием переменной окружения </text:span><text:span text:style-name="T20">CHILD_PATH</text:span><text:span text:style-name="T17">, полученной из массива </text:span><text:span text:style-name="T20">envp.</text:span></text:p>
        </text:list-item>
        <text:list-item>
          <text:p text:style-name="P18" loext:marker-style-name="T15"><text:span text:style-name="T17">&amp;: </text:span><text:span text:style-name="T22">с</text:span><text:span text:style-name="T17">оздается дочерний процесс с использованием переменной окружения </text:span><text:span text:style-name="T20">CHILD_PATH</text:span><text:span text:style-name="T17">, полученной из глобального массива </text:span><text:span text:style-name="T20">environ</text:span><text:span text:style-name="T17">.</text:span></text:p>
        </text:list-item>
        <text:list-item>
          <text:p text:style-name="P18" loext:marker-style-name="T15"><text:span text:style-name="T17">q: </text:span><text:span text:style-name="T22">п</text:span><text:span text:style-name="T17">рограмма завершает работу.</text:span></text:p>
        </text:list-item>
      </text:list>
      <text:p text:style-name="P13" loext:marker-style-name="T15"><text:span text:style-name="T17"><text:s/></text:span><text:span text:style-name="T22">Для создания</text:span><text:span text:style-name="T17"> дочернего процесса </text:span><text:span text:style-name="T22">и</text:span><text:span text:style-name="T17">спользуется системный вызов </text:span><text:span text:style-name="T20">fork()</text:span><text:span text:style-name="T22">. </text:span><text:span text:style-name="T17">В дочернем процессе вызывается </text:span><text:span text:style-name="T20">execve()</text:span><text:span text:style-name="T17"> для запуска программы </text:span><text:span text:style-name="T20">child. </text:span><text:span text:style-name="T17">Родительский процесс ожидает завершения дочернего процесса с помощью </text:span><text:span text:style-name="T20">wait()</text:span><text:span text:style-name="T17">.</text:span></text:p>
      <text:p text:style-name="P13" loext:marker-style-name="T15"><text:span text:style-name="T17"/></text:p>
      <text:p text:style-name="P13" loext:marker-style-name="T15"><text:span text:style-name="T17"/></text:p>
      <text:p text:style-name="P12" loext:marker-style-name="T15"><text:soft-page-break/><text:span text:style-name="T16">2.3. Алгоритм работы дочернего процесса </text:span></text:p>
      <text:p text:style-name="P13" loext:marker-style-name="T15"><text:span text:style-name="T17"/></text:p>
      <text:p text:style-name="P13" loext:marker-style-name="T15"><text:span text:style-name="T17"><text:s text:c="4"/>Дочерний процесс получает свое имя, PID и PPID с помощью функций </text:span><text:span text:style-name="T20">getpid() </text:span><text:span text:style-name="T17">и </text:span><text:span text:style-name="T20">getppid()</text:span><text:span text:style-name="T17">. </text:span><text:span text:style-name="T22">После вывода информации на экран</text:span><text:span text:style-name="T17"> процесс открывает файл env, переданный ему как аргумент командной строки </text:span><text:span text:style-name="T22">и ч</text:span><text:span text:style-name="T17">итает имена переменных окружения из файла. Для каждого имени переменной, прочитанного из файла </text:span><text:span text:style-name="T20">env</text:span><text:span text:style-name="T17">, дочерний процесс получает значение с помощью функции </text:span><text:span text:style-name="T20">getenv(), </text:span><text:span text:style-name="T23">фо</text:span><text:span text:style-name="T17">рмирует строку в формате ИМЯ=ЗНАЧЕНИЕ и выводит её на экран. После вывода всех переменных окружения дочерний процесс завершает свою работу.</text:span></text:p>
      <text:p text:style-name="P13" loext:marker-style-name="T15"><text:span text:style-name="T17"/></text:p>
      <text:p text:style-name="P12" loext:marker-style-name="T15"><text:span text:style-name="T16">2.4. Формирование среды для дочернего процесса</text:span></text:p>
      <text:p text:style-name="P13" loext:marker-style-name="T15"><text:span text:style-name="T17"/></text:p>
      <text:p text:style-name="P13" loext:marker-style-name="T15"><text:span text:style-name="T17">Родительский процесс читает файл </text:span><text:span text:style-name="T20">env</text:span><text:span text:style-name="T17">, который содержит список переменных окружения, передаваемых дочернему процессу. Для каждой переменной, указанной в файле </text:span><text:span text:style-name="T20">env</text:span><text:span text:style-name="T17">, родительский процесс получает её значение из своего окружения. Формируется массив строк в формате ИМЯ=ЗНАЧЕНИЕ, который передается дочернему процессу через </text:span><text:span text:style-name="T20">execve()</text:span><text:span text:style-name="T17">.</text:span></text:p>
      <text:p text:style-name="P13" loext:marker-style-name="T15"><text:span text:style-name="T17"/></text:p>
      <text:p text:style-name="P19" loext:marker-style-name="T24"><text:span text:style-name="T25">3 </text:span><text:span text:style-name="T26">ФУНКЦИОНАЛЬНАЯ СТРУКТУРА ПРОЕКТА</text:span></text:p>
      <text:p text:style-name="P20" loext:marker-style-name="T15"><text:span text:style-name="T16"/></text:p>
      <text:h text:style-name="P21" text:outline-level="3" loext:marker-style-name="T15"><text:span text:style-name="Strong_20_Emphasis"><text:span text:style-name="T27">Дочерний процесс</text:span></text:span><text:span text:style-name="Strong_20_Emphasis"><text:span text:style-name="T28">.</text:span></text:span></text:h>
      <text:p text:style-name="P22"><text:span text:style-name="T29">char **create_strings(size_t rows, size_t columns)</text:span></text:p>
      <text:p text:style-name="P23"><text:span text:style-name="T30">Функция </text:span><text:span text:style-name="T31">create_strings </text:span><text:span text:style-name="T30">предназначена для создания динамического двумерного массива строк, где </text:span><text:span text:style-name="T32">к</text:span><text:span text:style-name="T30">оличество строк задается параметром </text:span><text:span text:style-name="Source_20_Text"><text:span text:style-name="T31">rows</text:span></text:span><text:span text:style-name="Source_20_Text"><text:span text:style-name="T30">, </text:span></text:span><text:span text:style-name="Source_20_Text"><text:span text:style-name="T32">а д</text:span></text:span><text:span text:style-name="T30">лина каждой строки задается параметром </text:span><text:span text:style-name="Source_20_Text"><text:span text:style-name="T31">column</text:span></text:span><text:span text:style-name="Source_20_Text"><text:span text:style-name="T30">s</text:span></text:span><text:span text:style-name="T30">.</text:span></text:p>
      <text:p text:style-name="P24"><text:span text:style-name="T30">Принимаемые параметры:</text:span></text:p>
      <text:list text:style-name="L4">
        <text:list-item>
          <text:p text:style-name="P25"><text:span text:style-name="Strong_20_Emphasis"><text:span text:style-name="Source_20_Text"><text:span text:style-name="T33">size_t rows</text:span></text:span></text:span><text:span text:style-name="Strong_20_Emphasis"><text:span text:style-name="Source_20_Text"><text:span text:style-name="T34"> - к</text:span></text:span></text:span><text:span text:style-name="T35">оличество строк, которые нужно создать.</text:span></text:p>
        </text:list-item>
        <text:list-item>
          <text:p text:style-name="P26"><text:span text:style-name="Strong_20_Emphasis"><text:span text:style-name="Source_20_Text"><text:span text:style-name="T36">size_t columns </text:span></text:span></text:span><text:span text:style-name="Strong_20_Emphasis"><text:span text:style-name="Source_20_Text"><text:span text:style-name="T35">- </text:span></text:span></text:span><text:span text:style-name="Source_20_Text"><text:span text:style-name="T34">к</text:span></text:span><text:span text:style-name="T35">оличество символов, которые нужно выделить для каждой строки.</text:span></text:p>
        </text:list-item>
      </text:list>
      <text:p text:style-name="P23"><text:span text:style-name="T34">Возвращаемое значение - </text:span><text:span text:style-name="Strong_20_Emphasis"><text:span text:style-name="Source_20_Text"><text:span text:style-name="T36">char ** -</text:span></text:span></text:span><text:span text:style-name="T35"> двумерный массив строк.</text:span></text:p>
      <text:p text:style-name="P24"><text:span text:style-name="T36">void show_strings(char **strings, size_t rows)</text:span><text:span text:style-name="T35"> </text:span></text:p>
      <text:p text:style-name="P24"><text:span text:style-name="T35">Функция </text:span><text:span text:style-name="T36">show_strings </text:span><text:span text:style-name="T35">предназначена для вывода содержимого массива строк.</text:span></text:p>
      <text:p text:style-name="P24"><text:span text:style-name="T35">Принимаемые параметры:</text:span></text:p>
      <text:list text:style-name="L5">
        <text:list-item>
          <text:p text:style-name="P27"><text:span text:style-name="Strong_20_Emphasis"><text:span text:style-name="Source_20_Text"><text:span text:style-name="T33">char **strings</text:span></text:span></text:span><text:span text:style-name="Strong_20_Emphasis"><text:span text:style-name="Source_20_Text"><text:span text:style-name="T34"> -</text:span></text:span></text:span><text:span text:style-name="T35"> двумерный массив строк.</text:span></text:p>
        </text:list-item>
        <text:list-item>
          <text:p text:style-name="P28"><text:span text:style-name="Strong_20_Emphasis"><text:span text:style-name="Source_20_Text"><text:span text:style-name="T36">size_t rows</text:span></text:span></text:span><text:span text:style-name="Strong_20_Emphasis"><text:span text:style-name="Source_20_Text"><text:span text:style-name="T35"> - </text:span></text:span></text:span><text:span text:style-name="Strong_20_Emphasis"><text:span text:style-name="Source_20_Text"><text:span text:style-name="T34">к</text:span></text:span></text:span><text:span text:style-name="T35">оличество строк в массиве </text:span><text:span text:style-name="Source_20_Text"><text:span text:style-name="T35">strings</text:span></text:span><text:span text:style-name="T35">, которые нужно вывести.</text:span></text:p>
        </text:list-item>
      </text:list>
      <text:p text:style-name="P29"><text:span text:style-name="T11">void childEnvironment (char **childEnv, char *childEnvPath)</text:span></text:p>
      <text:p text:style-name="P30"><text:span text:style-name="T35">Функция </text:span><text:span text:style-name="T11">childEnvironment</text:span><text:span text:style-name="T35"> используется для чтения имен переменных окружения из файла, получения их значений и сохранения в массиве строк в формате </text:span><text:span text:style-name="Source_20_Text"><text:span text:style-name="T35">"KEY=VALUE".</text:span></text:span></text:p>
      <text:p text:style-name="P31"><text:span text:style-name="T35">Принимаемые параметры:</text:span></text:p>
      <text:list text:style-name="L6">
        <text:list-item>
          <text:p text:style-name="P32"><text:span text:style-name="Strong_20_Emphasis"><text:span text:style-name="Source_20_Text"><text:span text:style-name="T33">char **childEnv</text:span></text:span></text:span><text:span text:style-name="Strong_20_Emphasis"><text:span text:style-name="Source_20_Text"><text:span text:style-name="T34"> - </text:span></text:span></text:span><text:span text:style-name="Strong_20_Emphasis"><text:span text:style-name="Source_20_Text"><text:span text:style-name="T37">у</text:span></text:span></text:span><text:span text:style-name="T35">казатель на массив строк, в который будут записаны переменные окружения в формате </text:span><text:span text:style-name="Source_20_Text"><text:span text:style-name="T35">"KEY=VALUE"</text:span></text:span><text:span text:style-name="T35">.</text:span></text:p>
        </text:list-item>
        <text:list-item>
          <text:p text:style-name="P32"><text:span text:style-name="Strong_20_Emphasis"><text:span text:style-name="Source_20_Text"><text:span text:style-name="T36">char *childEnvPath</text:span></text:span></text:span><text:span text:style-name="Strong_20_Emphasis"><text:span text:style-name="Source_20_Text"><text:span text:style-name="T35"> - </text:span></text:span></text:span><text:span text:style-name="Strong_20_Emphasis"><text:span text:style-name="Source_20_Text"><text:span text:style-name="T37">п</text:span></text:span></text:span><text:span text:style-name="T35">уть к файлу, который содержит имена переменных окружения.</text:span></text:p>
        </text:list-item>
      </text:list>
      <text:p text:style-name="P33"><text:span text:style-name="T11">int main(int argc, char *argv[], char *envp[])</text:span></text:p>
      <text:p text:style-name="P34"><text:span text:style-name="T35">Функция </text:span><text:span text:style-name="Source_20_Text"><text:span text:style-name="T11">main</text:span></text:span><text:span text:style-name="T35"> является основной точкой входа в </text:span><text:span text:style-name="T38">программу</text:span><text:span text:style-name="T35">, </text:span><text:span text:style-name="T37">которая демонстрирует работу с процессами, аргументами командной строки и переменными окружения.</text:span></text:p>
      <text:p text:style-name="P35">Принимаемые параметры:</text:p>
      <text:list text:style-name="L7">
        <text:list-item>
          <text:p text:style-name="P36"><text:span text:style-name="Strong_20_Emphasis"><text:span text:style-name="Source_20_Text"><text:span text:style-name="T39">int argc</text:span></text:span></text:span><text:span text:style-name="Strong_20_Emphasis"><text:span text:style-name="Source_20_Text"><text:span text:style-name="T37"> - к</text:span></text:span></text:span><text:span text:style-name="T35">оличество аргументов командной строки, переданных программе.</text:span></text:p>
        </text:list-item>
        <text:list-item>
          <text:p text:style-name="P37"><text:soft-page-break/><text:span text:style-name="Strong_20_Emphasis"><text:span text:style-name="Source_20_Text"><text:span text:style-name="T36">char *argv[] </text:span></text:span></text:span><text:span text:style-name="Strong_20_Emphasis"><text:span text:style-name="Source_20_Text"><text:span text:style-name="T35">- </text:span></text:span></text:span><text:span text:style-name="Strong_20_Emphasis"><text:span text:style-name="Source_20_Text"><text:span text:style-name="T37">м</text:span></text:span></text:span><text:span text:style-name="T35">ассив строк, содержащий аргументы командной строки.</text:span></text:p>
        </text:list-item>
        <text:list-item>
          <text:p text:style-name="P37"><text:span text:style-name="Strong_20_Emphasis"><text:span text:style-name="Source_20_Text"><text:span text:style-name="T36">char *envp[]</text:span></text:span></text:span><text:span text:style-name="Strong_20_Emphasis"><text:span text:style-name="Source_20_Text"><text:span text:style-name="T35"> - </text:span></text:span></text:span><text:span text:style-name="Strong_20_Emphasis"><text:span text:style-name="Source_20_Text"><text:span text:style-name="T37">м</text:span></text:span></text:span><text:span text:style-name="T35">ассив строк, содержащий переменные окружения.</text:span></text:p>
        </text:list-item>
      </text:list>
      <text:p text:style-name="P38"><text:span text:style-name="T35">Родительский процесс.</text:span></text:p>
      <text:p text:style-name="P39"><text:span text:style-name="T11">void swap(char **s1, char **s2)</text:span></text:p>
      <text:p text:style-name="P40"><text:span text:style-name="T11">Функция </text:span><text:span text:style-name="T36">swap </text:span><text:span text:style-name="T11">используется для обмена местами двух указателей на строки.</text:span></text:p>
      <text:p text:style-name="P41"><text:span text:style-name="T11">Принимаемые параметры:</text:span></text:p>
      <text:list text:style-name="L8">
        <text:list-item>
          <text:p text:style-name="P42"><text:span text:style-name="Strong_20_Emphasis"><text:span text:style-name="Source_20_Text"><text:span text:style-name="T40">char **s1</text:span></text:span></text:span><text:span text:style-name="Strong_20_Emphasis"><text:span text:style-name="Source_20_Text"><text:span text:style-name="T38"> - у</text:span></text:span></text:span><text:span text:style-name="T35">казатель на </text:span><text:span text:style-name="T38">первую </text:span><text:span text:style-name="T35">строку.</text:span></text:p>
        </text:list-item>
        <text:list-item>
          <text:p text:style-name="P43"><text:span text:style-name="Strong_20_Emphasis"><text:span text:style-name="Source_20_Text"><text:span text:style-name="T36">char **s2 </text:span></text:span></text:span><text:span text:style-name="Strong_20_Emphasis"><text:span text:style-name="Source_20_Text"><text:span text:style-name="T35">- </text:span></text:span></text:span><text:span text:style-name="Strong_20_Emphasis"><text:span text:style-name="Source_20_Text"><text:span text:style-name="T38">у</text:span></text:span></text:span><text:span text:style-name="T35">казатель на </text:span><text:span text:style-name="T38">вторую</text:span><text:span text:style-name="T35"> строку.</text:span></text:p>
        </text:list-item>
      </text:list>
      <text:p text:style-name="P44"><text:span text:style-name="T11">void sort_strings(char ***strings, int rows)</text:span></text:p>
      <text:p text:style-name="P45"><text:span text:style-name="T35">Функция </text:span><text:span text:style-name="T40">sort_strings </text:span><text:span text:style-name="T35">сортирует массив строк в порядке возрастания с учетом локали.</text:span></text:p>
      <text:p text:style-name="P46"><text:span text:style-name="T35">Принимаемые параметры:</text:span></text:p>
      <text:list text:style-name="L9">
        <text:list-item>
          <text:p text:style-name="P47"><text:span text:style-name="Strong_20_Emphasis"><text:span text:style-name="Source_20_Text"><text:span text:style-name="T40">char ***strings</text:span></text:span></text:span><text:span text:style-name="Strong_20_Emphasis"><text:span text:style-name="Source_20_Text"><text:span text:style-name="T38"> - у</text:span></text:span></text:span><text:span text:style-name="T35">казатель на массив </text:span><text:span text:style-name="T38">строк.</text:span></text:p>
        </text:list-item>
        <text:list-item>
          <text:p text:style-name="P47"><text:span text:style-name="Strong_20_Emphasis"><text:span text:style-name="Source_20_Text"><text:span text:style-name="T36">int rows </text:span></text:span></text:span><text:span text:style-name="Strong_20_Emphasis"><text:span text:style-name="Source_20_Text"><text:span text:style-name="T35">- </text:span></text:span></text:span><text:span text:style-name="Strong_20_Emphasis"><text:span text:style-name="Source_20_Text"><text:span text:style-name="T38">к</text:span></text:span></text:span><text:span text:style-name="T35">оличество строк в массиве.</text:span></text:p>
        </text:list-item>
      </text:list>
      <text:p text:style-name="P44"><text:span text:style-name="T11">char* findEnv(char **env, char *k, size_t rows)</text:span></text:p>
      <text:p text:style-name="P44"><text:span text:style-name="T35">Функция </text:span><text:span text:style-name="T11">findEnv </text:span><text:span text:style-name="T35">используется для поиска значения переменной окружения по её имени в массиве строк </text:span><text:span text:style-name="Source_20_Text"><text:span text:style-name="T35">env.</text:span></text:span></text:p>
      <text:p text:style-name="P44"><text:span text:style-name="Source_20_Text"><text:span text:style-name="T35">Принимаемые параметры:</text:span></text:span></text:p>
      <text:list text:style-name="L10">
        <text:list-item>
          <text:p text:style-name="P48"><text:span text:style-name="Source_20_Text"><text:span text:style-name="Strong_20_Emphasis"><text:span text:style-name="T40">char **env</text:span></text:span></text:span><text:span text:style-name="Source_20_Text"><text:span text:style-name="T38"> - м</text:span></text:span><text:span text:style-name="T35">ассив строк, представляющих переменные окружения. Каждая строка имеет формат </text:span><text:span text:style-name="Source_20_Text"><text:span text:style-name="T35">"KEY=VALUE"</text:span></text:span><text:span text:style-name="T35">.</text:span></text:p>
        </text:list-item>
        <text:list-item>
          <text:p text:style-name="P49"><text:span text:style-name="Strong_20_Emphasis"><text:span text:style-name="Source_20_Text"><text:span text:style-name="T36">char *k</text:span></text:span></text:span><text:span text:style-name="Strong_20_Emphasis"><text:span text:style-name="Source_20_Text"><text:span text:style-name="T35"> - </text:span></text:span></text:span><text:span text:style-name="Strong_20_Emphasis"><text:span text:style-name="Source_20_Text"><text:span text:style-name="T38">с</text:span></text:span></text:span><text:span text:style-name="T35">трока, содержащая имя переменной окружения, которую нужно найти.</text:span></text:p>
        </text:list-item>
        <text:list-item>
          <text:p text:style-name="P49"><text:span text:style-name="Strong_20_Emphasis"><text:span text:style-name="Source_20_Text"><text:span text:style-name="T36">size_t rows</text:span></text:span></text:span><text:span text:style-name="Strong_20_Emphasis"><text:span text:style-name="Source_20_Text"><text:span text:style-name="T35"> - </text:span></text:span></text:span><text:span text:style-name="Strong_20_Emphasis"><text:span text:style-name="Source_20_Text"><text:span text:style-name="T38">к</text:span></text:span></text:span><text:span text:style-name="T35">оличество строк в массиве </text:span><text:span text:style-name="Source_20_Text"><text:span text:style-name="T35">env.</text:span></text:span></text:p>
        </text:list-item>
      </text:list>
      <text:p text:style-name="P44"><text:span text:style-name="Source_20_Text"><text:span text:style-name="T36">int main(int argc, char *argv[], char *envp[])</text:span></text:span></text:p>
      <text:p text:style-name="P50"><text:span text:style-name="Source_20_Text"><text:span text:style-name="T38">Так же, как и в дочернем процессе ф</text:span></text:span><text:span text:style-name="Source_20_Text"><text:span text:style-name="T35">ункция </text:span></text:span><text:span text:style-name="Source_20_Text"><text:span text:style-name="T11">main</text:span></text:span><text:span text:style-name="Source_20_Text"><text:span text:style-name="T35"> является основной точкой входа в программу, </text:span></text:span><text:span text:style-name="Source_20_Text"><text:span text:style-name="T38">к</text:span></text:span><text:span text:style-name="Source_20_Text"><text:span text:style-name="T37">оторая демонстрирует работу с процессами, аргументами командной строки и переменными окружения.</text:span></text:span></text:p>
      <text:p text:style-name="P44"><text:span text:style-name="Source_20_Text"><text:span text:style-name="T35"/></text:span></text:p>
      <text:p text:style-name="P50"/>
      <text:p text:style-name="P51" loext:marker-style-name="T15"><text:span text:style-name="T41">4 </text:span><text:span text:style-name="T42">ПОРЯДОК СБОРКИ И ЗАПУСКА</text:span></text:p>
      <text:p text:style-name="P52" loext:marker-style-name="T15"><text:span text:style-name="T43"/></text:p>
      <text:p text:style-name="P53" loext:marker-style-name="T15"><text:span text:style-name="T44">1</text:span>. Перей<text:span text:style-name="T45">ти </text:span>в <text:span text:style-name="T45">каталог</text:span> <text:span text:style-name="T44">проекта</text:span>.</text:p>
      <text:p text:style-name="P54" loext:marker-style-name="T15"><text:s text:c="4"/><text:span text:style-name="T46">cd 'Макушинская Д.В./lab0</text:span><text:span text:style-name="T47">2</text:span><text:span text:style-name="T46">'</text:span></text:p>
      <text:p text:style-name="P55" loext:marker-style-name="T15"><text:span text:style-name="T44">2</text:span>. Собр<text:span text:style-name="T45">ать</text:span> проект с помощью make.</text:p>
      <text:p text:style-name="P56" loext:marker-style-name="T15"><text:s text:c="4"/><text:span text:style-name="T46">make <text:s/></text:span></text:p>
      <text:p text:style-name="P57" loext:marker-style-name="T15"><text:span text:style-name="T48">3. </text:span><text:span text:style-name="T49">Установить </text:span><text:span text:style-name="Strong_20_Emphasis"><text:span text:style-name="T35">переменную окружения</text:span></text:span><text:span text:style-name="T35"> </text:span><text:span text:style-name="Source_20_Text"><text:span text:style-name="T36">CHILD_PATH</text:span></text:span></text:p>
      <text:p text:style-name="P57" loext:marker-style-name="T15"><text:span text:style-name="Source_20_Text"><text:s text:c="2"/></text:span><text:span text:style-name="Source_20_Text"><text:span text:style-name="T31">export CHILD_PATH=./child</text:span></text:span></text:p>
      <text:p text:style-name="P53" loext:marker-style-name="T15"><text:span text:style-name="T3">4</text:span>. Запус<text:span text:style-name="T45">тить</text:span> программ<text:span text:style-name="T45">у.</text:span></text:p>
      <text:p text:style-name="P58" loext:marker-style-name="T15"><text:s/>./parent child_path</text:p>
      <text:p text:style-name="P53" loext:marker-style-name="T15"/>
      <text:p text:style-name="P59" loext:marker-style-name="T15"><text:span text:style-name="T43">5 </text:span><text:span text:style-name="T50">результат</text:span><text:span text:style-name="T51">ы</text:span><text:span text:style-name="T50"> тестирования</text:span></text:p>
      <text:p text:style-name="P60" loext:marker-style-name="T15"><text:span text:style-name="T52"/></text:p>
      <text:p text:style-name="P60" loext:marker-style-name="T15">~/LAB_OSiSP/ lab2$ ./parent child_path</text:p>
      <text:p text:style-name="P60" loext:marker-style-name="T15">CHILD_PATH=./child</text:p>
      <text:p text:style-name="P60" loext:marker-style-name="T15">CHROME_DESKTOP=code.desktop</text:p>
      <text:p text:style-name="P60" loext:marker-style-name="T15">COLORTERM=truecolor</text:p>
      <text:p text:style-name="P60" loext:marker-style-name="T15">DBUS_SESSION_BUS_ADDRESS=unix:path=/run/user/1000/bus</text:p>
      <text:p text:style-name="P60" loext:marker-style-name="T15">DEBUGINFOD_IMA_CERT_PATH=/etc/keys/ima:</text:p>
      <text:p text:style-name="P60" loext:marker-style-name="T15">DEBUGINFOD_URLS=https://debuginfod.fedoraproject.org/ </text:p>
      <text:p text:style-name="P60" loext:marker-style-name="T15">DESKTOP_SESSION=gnome</text:p>
      <text:p text:style-name="P60" loext:marker-style-name="T15">DISPLAY=:0</text:p>
      <text:p text:style-name="P60" loext:marker-style-name="T15">EDITOR=/usr/bin/nano</text:p>
      <text:p text:style-name="P60" loext:marker-style-name="T15">GDK_BACKEND=x11</text:p>
      <text:p text:style-name="P60" loext:marker-style-name="T15">GDMSESSION=gnome</text:p>
      <text:p text:style-name="P60" loext:marker-style-name="T15">GDM_LANG=ru_RU.UTF-8</text:p>
      <text:p text:style-name="P60" loext:marker-style-name="T15">GIO_LAUNCHED_DESKTOP_FILE=/usr/share/applications/code.desktop</text:p>
      <text:p text:style-name="P60" loext:marker-style-name="T15">GIO_LAUNCHED_DESKTOP_FILE_PID=7629</text:p>
      <text:p text:style-name="P60" loext:marker-style-name="T15">GIT_ASKPASS=/usr/share/code/resources/app/extensions/git/dist/askpass.sh</text:p>
      <text:p text:style-name="P60" loext:marker-style-name="T15">GJS_DEBUG_OUTPUT=stderr</text:p>
      <text:p text:style-name="P60" loext:marker-style-name="T15">GJS_DEBUG_TOPICS=JS ERROR;JS LOG</text:p>
      <text:p text:style-name="P60" loext:marker-style-name="T15">GNOME_SETUP_DISPLAY=:1</text:p>
      <text:p text:style-name="P60" loext:marker-style-name="T15">GPG_TTY=/dev/pts/3</text:p>
      <text:p text:style-name="P60" loext:marker-style-name="T15">HISTCONTROL=ignoredups</text:p>
      <text:p text:style-name="P60" loext:marker-style-name="T15">HISTSIZE=1000</text:p>
      <text:p text:style-name="P60" loext:marker-style-name="T15">HOME=/home/daryamakushynskaya</text:p>
      <text:p text:style-name="P60" loext:marker-style-name="T15">HOSTNAME=fedora</text:p>
      <text:p text:style-name="P60" loext:marker-style-name="T15">INVOCATION_ID=50a4928958b5494bb0778f333e3174c6</text:p>
      <text:p text:style-name="P60" loext:marker-style-name="T15">JOURNAL_STREAM=9:29735</text:p>
      <text:p text:style-name="P60" loext:marker-style-name="T15">KDEDIRS=/usr</text:p>
      <text:p text:style-name="P60" loext:marker-style-name="T15">LANG=ru_RU.UTF-8</text:p>
      <text:p text:style-name="P60" loext:marker-style-name="T15">LESSOPEN=||/usr/bin/lesspipe.sh %s</text:p>
      <text:p text:style-name="P60" loext:marker-style-name="T15">LOGNAME=daryamakushynskaya</text:p>
      <text:p text:style-name="P60" loext:marker-style-name="T15">LS_COLORS=rs=0:di=01;34:ln=01;36:mh=00:pi=40;33:so=01;35:do=01;35:bd=40;33;01:cd=40;33;01:or=40;31;01:mi=01;37;41:su=37;41:sg=30;43:ca=00:tw=30;42:ow=34;42:st=37;44:ex=01;32:*.7z=01;31:*.ace=01;31:*.alz=01;31:*.apk=01;31:*.arc=01;31:*.arj=01;31:*.bz=01;31:*.bz2=01;31:*.cab=01;31:*.cpio=01;31:*.crate=01;31:*.deb=01;31:*.drpm=01;31:*.dwm=01;31:*.dz=01;31:*.ear=01;31:*.egg=01;31:*.esd=01;31:*.gz=01;31:*.jar=01;31:*.lha=01;31:*.lrz=01;31:*.lz=01;31:*.lz4=01;31:*.lzh=01;31:*.lzma=01;31:*.lzo=01;31:*.pyz=01;31:*.rar=01;31:*.rpm=01;31:*.rz=01;31:*.sar=01;31:*.swm=01;31:*.t7z=01;31:*.tar=01;31:*.taz=01;31:*.tbz=01;31:*.tbz2=01;31:*.tgz=01;31:*.tlz=01;31:*.txz=01;31:*.tz=01;31:*.tzo=01;31:*.tzst=01;31:*.udeb=01;31:*.war=01;31:*.whl=01;31:*.wim=01;31:*.xz=01;31:*.z=01;31:*.zip=01;31:*.zoo=01;31:*.zst=01;31:*.avif=01;35:*.jpg=01;35:*.jpeg=01;35:*.mjpg=01;35:*.<text:soft-page-break/>mjpeg=01;35:*.gif=01;35:*.bmp=01;35:*.pbm=01;35:*.pgm=01;35:*.ppm=01;35:*.tga=01;35:*.xbm=01;35:*.xpm=01;35:*.tif=01;35:*.tiff=01;35:*.png=01;35:*.svg=01;35:*.svgz=01;35:*.mng=01;35:*.pcx=01;35:*.mov=01;35:*.mpg=01;35:*.mpeg=01;35:*.m2v=01;35:*.mkv=01;35:*.webm=01;35:*.webp=01;35:*.ogm=01;35:*.mp4=01;35:*.m4v=01;35:*.mp4v=01;35:*.vob=01;35:*.qt=01;35:*.nuv=01;35:*.wmv=01;35:*.asf=01;35:*.rm=01;35:*.rmvb=01;35:*.flc=01;35:*.avi=01;35:*.fli=01;35:*.flv=01;35:*.gl=01;35:*.dl=01;35:*.xcf=01;35:*.xwd=01;35:*.yuv=01;35:*.cgm=01;35:*.emf=01;35:*.ogv=01;35:*.ogx=01;35:*.aac=01;36:*.au=01;36:*.flac=01;36:*.m4a=01;36:*.mid=01;36:*.midi=01;36:*.mka=01;36:*.mp3=01;36:*.mpc=01;36:*.ogg=01;36:*.ra=01;36:*.wav=01;36:*.oga=01;36:*.opus=01;36:*.spx=01;36:*.xspf=01;36:*~=00;90:*#=00;90:*.bak=00;90:*.crdownload=00;90:*.dpkg-dist=00;90:*.dpkg-new=00;90:*.dpkg-old=00;90:*.dpkg-tmp=00;90:*.old=00;90:*.orig=00;90:*.part=00;90:*.rej=00;90:*.rpmnew=00;90:*.rpmorig=00;90:*.rpmsave=00;90:*.swp=00;90:*.tmp=00;90:*.ucf-dist=00;90:*.ucf-new=00;90:*.ucf-old=00;90:</text:p>
      <text:p text:style-name="P60" loext:marker-style-name="T15">MAIL=/var/spool/mail/daryamakushynskaya</text:p>
      <text:p text:style-name="P60" loext:marker-style-name="T15">MANAGERPID=2256</text:p>
      <text:p text:style-name="P60" loext:marker-style-name="T15">MEMORY_PRESSURE_WATCH=/sys/fs/cgroup/user.slice/user-1000.slice/user@1000.service/session.slice/org.gnome.Shell@wayland.service/memory.pressure</text:p>
      <text:p text:style-name="P60" loext:marker-style-name="T15">MEMORY_PRESSURE_WRITE=c29tZSAyMDAwMDAgMjAwMDAwMAA=</text:p>
      <text:p text:style-name="P60" loext:marker-style-name="T15">MOZ_GMP_PATH=/usr/lib64/mozilla/plugins/gmp-gmpopenh264/system-installed</text:p>
      <text:p text:style-name="P60" loext:marker-style-name="T15">NO_AT_BRIDGE=1</text:p>
      <text:p text:style-name="P60" loext:marker-style-name="T15">ORIGINAL_XDG_CURRENT_DESKTOP=GNOME</text:p>
      <text:p text:style-name="P60" loext:marker-style-name="T15">PATH=/home/daryamakushynskaya/.local/bin:/home/daryamakushynskaya/bin:/usr/local/bin:/usr/local/sbin:/usr/bin:/usr/sbin:/home/daryamakushynskaya/.config/Code/User/globalStorage/github.copilot-chat/debugCommand</text:p>
      <text:p text:style-name="P60" loext:marker-style-name="T15">PWD=/home/daryamakushynskaya/LAB_OSiSP/ lab2</text:p>
      <text:p text:style-name="P60" loext:marker-style-name="T15">QT_IM_MODULE=ibus</text:p>
      <text:p text:style-name="P60" loext:marker-style-name="T15">SESSION_MANAGER=local/unix:@/tmp/.ICE-unix/2368,unix/unix:/tmp/.ICE-unix/2368</text:p>
      <text:p text:style-name="P60" loext:marker-style-name="T15">SHELL=/bin/bash</text:p>
      <text:p text:style-name="P60" loext:marker-style-name="T15">SHLVL=1</text:p>
      <text:p text:style-name="P60" loext:marker-style-name="T15">SSH_ASKPASS=/usr/bin/ksshaskpass</text:p>
      <text:p text:style-name="P60" loext:marker-style-name="T15">SSH_AUTH_SOCK=/run/user/1000/keyring/ssh</text:p>
      <text:p text:style-name="P60" loext:marker-style-name="T15">SYSTEMD_EXEC_PID=2426</text:p>
      <text:p text:style-name="P60" loext:marker-style-name="T15">SYSTEMD_SLEEP_FREEZE_USER_SESSIONS=0</text:p>
      <text:p text:style-name="P60" loext:marker-style-name="T15">TERM=xterm-256color</text:p>
      <text:p text:style-name="P60" loext:marker-style-name="T15">TERM_PROGRAM=vscode</text:p>
      <text:p text:style-name="P60" loext:marker-style-name="T15">TERM_PROGRAM_VERSION=1.97.2</text:p>
      <text:p text:style-name="P60" loext:marker-style-name="T15">USER=daryamakushynskaya</text:p>
      <text:p text:style-name="P60" loext:marker-style-name="T15"><text:soft-page-break/>USERNAME=daryamakushynskaya</text:p>
      <text:p text:style-name="P60" loext:marker-style-name="T15">VSCODE_GIT_ASKPASS_EXTRA_ARGS=</text:p>
      <text:p text:style-name="P60" loext:marker-style-name="T15">VSCODE_GIT_ASKPASS_MAIN=/usr/share/code/resources/app/extensions/git/dist/askpass-main.js</text:p>
      <text:p text:style-name="P60" loext:marker-style-name="T15">VSCODE_GIT_ASKPASS_NODE=/usr/share/code/code</text:p>
      <text:p text:style-name="P60" loext:marker-style-name="T15">VSCODE_GIT_IPC_HANDLE=/run/user/1000/vscode-git-79fb6bf6ba.sock</text:p>
      <text:p text:style-name="P60" loext:marker-style-name="T15">WAYLAND_DISPLAY=wayland-0</text:p>
      <text:p text:style-name="P60" loext:marker-style-name="T15">XAUTHORITY=/run/user/1000/.mutter-Xwaylandauth.DV5V22</text:p>
      <text:p text:style-name="P60" loext:marker-style-name="T15">XDG_CURRENT_DESKTOP=GNOME</text:p>
      <text:p text:style-name="P60" loext:marker-style-name="T15">XDG_DATA_DIRS=/home/daryamakushynskaya/.local/share/flatpak/exports/share:/var/lib/flatpak/exports/share:/usr/local/share/:/usr/share/</text:p>
      <text:p text:style-name="P60" loext:marker-style-name="T15">XDG_MENU_PREFIX=gnome-</text:p>
      <text:p text:style-name="P60" loext:marker-style-name="T15">XDG_RUNTIME_DIR=/run/user/1000</text:p>
      <text:p text:style-name="P60" loext:marker-style-name="T15">XDG_SESSION_CLASS=user</text:p>
      <text:p text:style-name="P60" loext:marker-style-name="T15">XDG_SESSION_DESKTOP=gnome</text:p>
      <text:p text:style-name="P60" loext:marker-style-name="T15">XDG_SESSION_TYPE=wayland</text:p>
      <text:p text:style-name="P60" loext:marker-style-name="T15">XMODIFIERS=@im=ibus</text:p>
      <text:p text:style-name="P60" loext:marker-style-name="T15">_=./parent</text:p>
      <text:p text:style-name="P60" loext:marker-style-name="T15">input char: + * &amp; q</text:p>
      <text:p text:style-name="P60" loext:marker-style-name="T15">+</text:p>
      <text:p text:style-name="P60" loext:marker-style-name="T15">./child</text:p>
      <text:p text:style-name="P60" loext:marker-style-name="T15">Child process created. Please, wait...</text:p>
      <text:p text:style-name="P60" loext:marker-style-name="T15">child process name: child_00</text:p>
      <text:p text:style-name="P60" loext:marker-style-name="T15">pid: 14421</text:p>
      <text:p text:style-name="P60" loext:marker-style-name="T15">ppid: 14397</text:p>
      <text:p text:style-name="P60" loext:marker-style-name="T15">environment:</text:p>
      <text:p text:style-name="P60" loext:marker-style-name="T15">SHELL=/bin/bash</text:p>
      <text:p text:style-name="P60" loext:marker-style-name="T15">HOME=/home/daryamakushynskaya</text:p>
      <text:p text:style-name="P60" loext:marker-style-name="T15">HOSTNAME=fedora</text:p>
      <text:p text:style-name="P60" loext:marker-style-name="T15">LOGNAME=daryamakushynskaya</text:p>
      <text:p text:style-name="P60" loext:marker-style-name="T15">LANG=ru_RU.UTF-8</text:p>
      <text:p text:style-name="P60" loext:marker-style-name="T15">TERM=xterm-256color</text:p>
      <text:p text:style-name="P60" loext:marker-style-name="T15">USER=daryamakushynskaya</text:p>
      <text:p text:style-name="P60" loext:marker-style-name="T15">LC_COLLATE=C</text:p>
      <text:p text:style-name="P60" loext:marker-style-name="T15">PATH=/home/daryamakushynskaya/.local/bin:/home/daryamakushynskaya/bin:/usr/local/bin:/usr/local/sbin:/usr/bin:/usr/sbin:/home/daryamakushynskaya/.config/Code/User/globalStorage/github.copilot-chat/debugCommand</text:p>
      <text:p text:style-name="P60" loext:marker-style-name="T15">CHILD_PATH=./child</text:p>
      <text:p text:style-name="P60" loext:marker-style-name="T15"/>
      <text:p text:style-name="P60" loext:marker-style-name="T15">input char: + * &amp; q</text:p>
      <text:p text:style-name="P60" loext:marker-style-name="T15">*</text:p>
      <text:p text:style-name="P60" loext:marker-style-name="T15">Child process created. Please, wait...</text:p>
      <text:p text:style-name="P60" loext:marker-style-name="T15"><text:soft-page-break/>child process name: child_01</text:p>
      <text:p text:style-name="P60" loext:marker-style-name="T15">pid: 14439</text:p>
      <text:p text:style-name="P60" loext:marker-style-name="T15">ppid: 14397</text:p>
      <text:p text:style-name="P60" loext:marker-style-name="T15">environment:</text:p>
      <text:p text:style-name="P60" loext:marker-style-name="T15">SHELL=/bin/bash</text:p>
      <text:p text:style-name="P60" loext:marker-style-name="T15">HOME=/home/daryamakushynskaya</text:p>
      <text:p text:style-name="P60" loext:marker-style-name="T15">HOSTNAME=fedora</text:p>
      <text:p text:style-name="P60" loext:marker-style-name="T15">LOGNAME=daryamakushynskaya</text:p>
      <text:p text:style-name="P60" loext:marker-style-name="T15">LANG=ru_RU.UTF-8</text:p>
      <text:p text:style-name="P60" loext:marker-style-name="T15">TERM=xterm-256color</text:p>
      <text:p text:style-name="P60" loext:marker-style-name="T15">USER=daryamakushynskaya</text:p>
      <text:p text:style-name="P60" loext:marker-style-name="T15">LC_COLLATE=C</text:p>
      <text:p text:style-name="P60" loext:marker-style-name="T15">PATH=/home/daryamakushynskaya/.local/bin:/home/daryamakushynskaya/bin:/usr/local/bin:/usr/local/sbin:/usr/bin:/usr/sbin:/home/daryamakushynskaya/.config/Code/User/globalStorage/github.copilot-chat/debugCommand</text:p>
      <text:p text:style-name="P60" loext:marker-style-name="T15">CHILD_PATH=./child</text:p>
      <text:p text:style-name="P60" loext:marker-style-name="T15"/>
      <text:p text:style-name="P60" loext:marker-style-name="T15">input char: + * &amp; q</text:p>
      <text:p text:style-name="P60" loext:marker-style-name="T15">&amp;</text:p>
      <text:p text:style-name="P60" loext:marker-style-name="T15">Child process created. Please, wait...</text:p>
      <text:p text:style-name="P60" loext:marker-style-name="T15">child process name: child_02</text:p>
      <text:p text:style-name="P60" loext:marker-style-name="T15">pid: 14468</text:p>
      <text:p text:style-name="P60" loext:marker-style-name="T15">ppid: 14397</text:p>
      <text:p text:style-name="P60" loext:marker-style-name="T15">environment:</text:p>
      <text:p text:style-name="P60" loext:marker-style-name="T15">SHELL=/bin/bash</text:p>
      <text:p text:style-name="P60" loext:marker-style-name="T15">HOME=/home/daryamakushynskaya</text:p>
      <text:p text:style-name="P60" loext:marker-style-name="T15">HOSTNAME=fedora</text:p>
      <text:p text:style-name="P60" loext:marker-style-name="T15">LOGNAME=daryamakushynskaya</text:p>
      <text:p text:style-name="P60" loext:marker-style-name="T15">LANG=ru_RU.UTF-8</text:p>
      <text:p text:style-name="P60" loext:marker-style-name="T15">TERM=xterm-256color</text:p>
      <text:p text:style-name="P60" loext:marker-style-name="T15">USER=daryamakushynskaya</text:p>
      <text:p text:style-name="P60" loext:marker-style-name="T15">LC_COLLATE=C</text:p>
      <text:p text:style-name="P60" loext:marker-style-name="T15">PATH=/home/daryamakushynskaya/.local/bin:/home/daryamakushynskaya/bin:/usr/local/bin:/usr/local/sbin:/usr/bin:/usr/sbin:/home/daryamakushynskaya/.config/Code/User/globalStorage/github.copilot-chat/debugCommand</text:p>
      <text:p text:style-name="P60" loext:marker-style-name="T15">CHILD_PATH=./child</text:p>
      <text:p text:style-name="P60" loext:marker-style-name="T15"/>
      <text:p text:style-name="P60" loext:marker-style-name="T15">input char: + * &amp; q</text:p>
      <text:p text:style-name="P60" loext:marker-style-name="T15">q</text:p>
      <text:p text:style-name="P61" loext:marker-style-name="T15"/>
      <text:p text:style-name="P62" loext:marker-style-name="T1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adea" svg:font-family="Caladea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ource Code Pro" svg:font-family="'Source Code Pro'" style:font-pitch="fixed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Standard" style:class="chapter">
      <style:paragraph-properties fo:margin-top="0cm" fo:margin-bottom="0cm" style:contextual-spacing="false" fo:line-height="100%" fo:text-align="center" style:justify-single-word="false"/>
      <style:text-properties style:font-name="Times New Roman" fo:font-family="'Times New Roman'" style:font-family-generic="roman" style:font-pitch="variable" fo:font-size="12pt" fo:language="ru" fo:country="RU" fo:font-weight="bold" style:font-name-asian="Times New Roman1" style:font-family-asian="'Times New Roman'" style:font-family-generic-asian="system" style:font-pitch-asian="variable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05cm" style:type="center"/>
          <style:tab-stop style:position="17.013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05cm" style:type="center"/>
          <style:tab-stop style:position="17.013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ListLabel_20_28" style:display-name="ListLabel 28" style:family="text">
      <style:text-properties fo:font-weight="bold" style:font-weight-asian="bold"/>
    </style:style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4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officeooo:paragraph-rsid="001ba79b"/>
    </style:style>
    <style:style style:name="MT1" style:family="text">
      <style:text-properties fo:font-size="14pt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89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tab/><text:tab/><text:span text:style-name="MT1"><text:page-number text:select-page="current">11</text:page-number></text:span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8T12:45:03.862435618</meta:creation-date>
    <dc:date>2025-03-03T22:34:36.002367438</dc:date>
    <meta:editing-duration>PT59M7S</meta:editing-duration>
    <meta:editing-cycles>10</meta:editing-cycles>
    <meta:generator>LibreOffice/24.8.4.2$Linux_X86_64 LibreOffice_project/480$Build-2</meta:generator>
    <meta:print-date>2025-03-03T22:30:42.863996084</meta:print-date>
    <meta:printed-by>Файлы PDF</meta:printed-by>
    <meta:document-statistic meta:table-count="0" meta:image-count="0" meta:object-count="0" meta:page-count="11" meta:paragraph-count="223" meta:word-count="1281" meta:character-count="14220" meta:non-whitespace-character-count="13126"/>
  </office:meta>
</office:document-meta>
</file>